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//FCFS/FIFO CPU SCHEDULING ALGORITHM</text:p>
      <text:p text:style-name="Normal">#include&lt;iostream&gt;</text:p>
      <text:p text:style-name="Normal">using namespace std;</text:p>
      <text:p text:style-name="Normal">int main(){</text:p>
      <text:p text:style-name="Normal"><text:s text:c="4"/>cout&lt;&lt;"Enter Jobs:"&lt;&lt;endl;</text:p>
      <text:p text:style-name="Normal"><text:s text:c="4"/>string a[5];</text:p>
      <text:p text:style-name="Normal"><text:s text:c="4"/>for(int i=0;i&lt;5;i++)</text:p>
      <text:p text:style-name="Normal"><text:s text:c="8"/>cin&gt;&gt;a[i];</text:p>
      <text:p text:style-name="Normal"><text:s text:c="8"/></text:p>
      <text:p text:style-name="Normal"><text:s text:c="4"/>cout&lt;&lt;"Enter the burst time:"&lt;&lt;endl;</text:p>
      <text:p text:style-name="Normal"><text:s text:c="4"/></text:p>
      <text:p text:style-name="Normal"><text:s text:c="4"/>int b[5];</text:p>
      <text:p text:style-name="Normal"><text:s text:c="4"/>for(int i=0;i&lt;5;i++)</text:p>
      <text:p text:style-name="Normal"><text:s text:c="8"/>cin&gt;&gt;b[i];</text:p>
      <text:p text:style-name="Normal"><text:s text:c="4"/></text:p>
      <text:p text:style-name="Normal"><text:s text:c="4"/>int wt[5];</text:p>
      <text:p text:style-name="Normal"><text:s text:c="4"/>int tat[5];</text:p>
      <text:p text:style-name="Normal"><text:s text:c="4"/>wt[0]=0;</text:p>
      <text:p text:style-name="Normal"><text:s text:c="4"/>tat[0]=b[0];</text:p>
      <text:p text:style-name="Normal"><text:s text:c="4"/>float avgwt=0.00;</text:p>
      <text:p text:style-name="Normal"><text:s text:c="4"/>float avgtat=0.00;</text:p>
      <text:p text:style-name="Normal"><text:s text:c="4"/>for(int i=1;i&lt;5;i++){</text:p>
      <text:p text:style-name="Normal"><text:s text:c="7"/>tat[i]=b[i]+tat[i-1];</text:p>
      <text:p text:style-name="Normal"><text:s text:c="7"/>wt[i]=wt[i-1]+b[i-1];</text:p>
      <text:p text:style-name="Normal"><text:s text:c="4"/>}</text:p>
      <text:p text:style-name="Normal"><text:s text:c="4"/>cout&lt;&lt;"Process <text:s text:c="2"/>"&lt;&lt;"Burst time <text:s text:c="2"/>"&lt;&lt;"Waiting Time <text:s text:c="3"/>"&lt;&lt;"Turn around Time"&lt;&lt;endl;</text:p>
      <text:p text:style-name="Normal"><text:s text:c="4"/>for(int i=0;i&lt;5;i++){</text:p>
      <text:p text:style-name="Normal"><text:s text:c="8"/>avgtat+=tat[i];</text:p>
      <text:p text:style-name="Normal"><text:s text:c="8"/>avgwt+=wt[i];</text:p>
      <text:p text:style-name="Normal"><text:s text:c="7"/>cout&lt;&lt;a[i]&lt;&lt;" <text:s text:c="11"/>"&lt;&lt;b[i]&lt;&lt;" <text:s text:c="9"/>"&lt;&lt;wt[i]&lt;&lt;" <text:s text:c="9"/>"&lt;&lt;tat[i]&lt;&lt;endl;</text:p>
      <text:p text:style-name="Normal"><text:s text:c="4"/>}</text:p>
      <text:soft-page-break/>
      <text:p text:style-name="Normal"><text:s text:c="4"/></text:p>
      <text:p text:style-name="Normal"><text:s text:c="4"/>cout&lt;&lt;"Average Waiting Time = "&lt;&lt;(avgwt/5)&lt;&lt;endl;</text:p>
      <text:p text:style-name="Normal"><text:s text:c="4"/>cout&lt;&lt;"Average Turn Ariund time = "&lt;&lt;(avgtat/5);</text:p>
      <text:p text:style-name="Normal"><text:s text:c="4"/></text:p>
      <text:p text:style-name="Normal">}</text:p>
      <text:p text:style-name="Normal"/>
      <text:p text:style-name="Normal">//SJF CPU SCHEDULING ALGORITHM</text:p>
      <text:p text:style-name="Normal">#include&lt;iostream&gt;</text:p>
      <text:p text:style-name="Normal">#include&lt;algorithm&gt;</text:p>
      <text:p text:style-name="Normal">using namespace std;</text:p>
      <text:p text:style-name="Normal">int main(){</text:p>
      <text:p text:style-name="Normal"><text:s text:c="4"/>cout&lt;&lt;"Enter Jobs:"&lt;&lt;endl;</text:p>
      <text:p text:style-name="Normal"><text:s text:c="4"/>string p[5],psjf[5];</text:p>
      <text:p text:style-name="Normal"><text:s text:c="4"/>for(int i=0;i&lt;5;i++)</text:p>
      <text:p text:style-name="Normal"><text:s text:c="8"/>cin&gt;&gt;p[i];</text:p>
      <text:p text:style-name="Normal"><text:s text:c="8"/></text:p>
      <text:p text:style-name="Normal"><text:s text:c="4"/>cout&lt;&lt;"Enter the burst time:"&lt;&lt;endl;</text:p>
      <text:p text:style-name="Normal"><text:s text:c="4"/></text:p>
      <text:p text:style-name="Normal"><text:s text:c="4"/>int bt[5],btsjf[5];</text:p>
      <text:p text:style-name="Normal"><text:s text:c="4"/>for(int i=0;i&lt;5;i++){</text:p>
      <text:p text:style-name="Normal"><text:s text:c="8"/>cin&gt;&gt;bt[i];</text:p>
      <text:p text:style-name="Normal"><text:s text:c="8"/>btsjf[i]=bt[i];</text:p>
      <text:p text:style-name="Normal"><text:s text:c="4"/>}</text:p>
      <text:p text:style-name="Normal"><text:s text:c="4"/>sort(btsjf,btsjf+5);</text:p>
      <text:p text:style-name="Normal"><text:s text:c="4"/>for(int i=0;i&lt;5;i++){</text:p>
      <text:p text:style-name="Normal"><text:s text:c="8"/>for(int j=0;j&lt;5;j++){</text:p>
      <text:p text:style-name="Normal"><text:s text:c="12"/>if(btsjf[i]==bt[j]&amp;&amp;bt[j]!=-1){</text:p>
      <text:p text:style-name="Normal"><text:s text:c="16"/>psjf[i]=p[j];</text:p>
      <text:p text:style-name="Normal"><text:s text:c="16"/>bt[j]=-1;</text:p>
      <text:p text:style-name="Normal"><text:s text:c="12"/>}</text:p>
      <text:p text:style-name="Normal"><text:s text:c="8"/>}</text:p>
      <text:soft-page-break/>
      <text:p text:style-name="Normal"><text:s text:c="4"/>}</text:p>
      <text:p text:style-name="Normal"><text:s text:c="8"/></text:p>
      <text:p text:style-name="Normal"><text:s text:c="2"/></text:p>
      <text:p text:style-name="Normal"><text:s text:c="4"/></text:p>
      <text:p text:style-name="Normal"><text:s text:c="4"/></text:p>
      <text:p text:style-name="Normal"><text:s text:c="4"/>int wt[5];</text:p>
      <text:p text:style-name="Normal"><text:s text:c="4"/>int tat[5];</text:p>
      <text:p text:style-name="Normal"><text:s text:c="4"/>wt[0]=0;</text:p>
      <text:p text:style-name="Normal"><text:s text:c="4"/>tat[0]=btsjf[0];</text:p>
      <text:p text:style-name="Normal"><text:s text:c="4"/>float avgwt=0.00;</text:p>
      <text:p text:style-name="Normal"><text:s text:c="4"/>float avgtat=0.00;</text:p>
      <text:p text:style-name="Normal"><text:s text:c="4"/>for(int i=1;i&lt;5;i++){</text:p>
      <text:p text:style-name="Normal"><text:s text:c="6"/>tat[i]=btsjf[i]+tat[i-1];</text:p>
      <text:p text:style-name="Normal"><text:s text:c="6"/>wt[i]=wt[i-1]+btsjf[i-1];</text:p>
      <text:p text:style-name="Normal"><text:s text:c="4"/>}</text:p>
      <text:p text:style-name="Normal"><text:s text:c="4"/>cout&lt;&lt;"Process <text:s text:c="2"/>"&lt;&lt;"Burst time <text:s text:c="2"/>"&lt;&lt;"Waiting Time <text:s text:c="3"/>"&lt;&lt;"Turn around Time"&lt;&lt;endl;</text:p>
      <text:p text:style-name="Normal"><text:s text:c="4"/>for(int i=0;i&lt;5;i++){</text:p>
      <text:p text:style-name="Normal"><text:s text:c="8"/>avgtat+=tat[i];</text:p>
      <text:p text:style-name="Normal"><text:s text:c="8"/>avgwt+=wt[i];</text:p>
      <text:p text:style-name="Normal"><text:s text:c="7"/>cout&lt;&lt;psjf[i]&lt;&lt;" <text:s text:c="11"/>"&lt;&lt;btsjf[i]&lt;&lt;" <text:s text:c="9"/>"&lt;&lt;wt[i]&lt;&lt;" <text:s text:c="9"/>"&lt;&lt;tat[i]&lt;&lt;endl;</text:p>
      <text:p text:style-name="Normal"><text:s text:c="4"/>}</text:p>
      <text:p text:style-name="Normal"><text:s text:c="4"/></text:p>
      <text:p text:style-name="Normal"><text:s text:c="4"/>cout&lt;&lt;"Average Waiting Time = "&lt;&lt;(avgwt/5)&lt;&lt;endl;</text:p>
      <text:p text:style-name="Normal"><text:s text:c="4"/>cout&lt;&lt;"Average Turn Ariund time = "&lt;&lt;(avgtat/5);</text:p>
      <text:p text:style-name="Normal"><text:s text:c="4"/></text:p>
      <text:p text:style-name="Normal">}</text:p>
      <text:p text:style-name="Normal">1.UNIX SYSTEM CALLS<text:s/></text:p>
      <text:p text:style-name="Normal">(I)PROCESS MGMT FORK,WAIT,EXEC</text:p>
      <text:p text:style-name="Normal">#include&lt;stdio.h&gt;</text:p>
      <text:p text:style-name="Normal">#include&lt;stdlib.h&gt;</text:p>
      <text:p text:style-name="Normal">#include&lt;sys/wait.h&gt;</text:p>
      <text:soft-page-break/>
      <text:p text:style-name="Normal">#include&lt;unistd.h&gt;</text:p>
      <text:p text:style-name="Normal">int main()</text:p>
      <text:p text:style-name="Normal">{</text:p>
      <text:p text:style-name="Normal">int pid;</text:p>
      <text:p text:style-name="Normal">pid=fork();</text:p>
      <text:p text:style-name="Normal">if(pid&lt;0)</text:p>
      <text:p text:style-name="Normal">printf("Error");</text:p>
      <text:p text:style-name="Normal">else if(pid==0)</text:p>
      <text:p text:style-name="Normal">{</text:p>
      <text:p text:style-name="Normal">printf("Child Process\n");</text:p>
      <text:p text:style-name="Normal">printf("Child ID: %d\n",getpid());</text:p>
      <text:p text:style-name="Normal">printf("Print ID:%d\n",getppid());</text:p>
      <text:p text:style-name="Normal">exit(0);</text:p>
      <text:p text:style-name="Normal">}</text:p>
      <text:p text:style-name="Normal">else</text:p>
      <text:p text:style-name="Normal">{</text:p>
      <text:p text:style-name="Normal">printf("Parent Process\n");</text:p>
      <text:p text:style-name="Normal">wait(NULL);</text:p>
      <text:p text:style-name="Normal">printf("Parent ID:%d\n",getpid());</text:p>
      <text:p text:style-name="Normal">}</text:p>
      <text:p text:style-name="Normal">return 0;</text:p>
      <text:p text:style-name="Normal">}</text:p>
      <text:p text:style-name="Normal"/>
      <text:p text:style-name="Normal">(II)DIRECTORY MGMT OPENDIR,READDIR,CLOSEDIR</text:p>
      <text:p text:style-name="Normal">#include&lt;stdio.h&gt;</text:p>
      <text:p text:style-name="Normal">#include&lt;dirent.h&gt;</text:p>
      <text:p text:style-name="Normal">#include&lt;stdlib.h&gt;</text:p>
      <text:p text:style-name="Normal">int main()</text:p>
      <text:p text:style-name="Normal">{</text:p>
      <text:p text:style-name="Normal">DIR *dirp;</text:p>
      <text:p text:style-name="Normal">struct dirent *dp;</text:p>
      <text:soft-page-break/>
      <text:p text:style-name="Normal">if((dirp=opendir("C:\\Users\\Deepa\\Desktop"))==NULL)</text:p>
      <text:p text:style-name="Normal">{</text:p>
      <text:p text:style-name="Normal">printf("Can't open the file");</text:p>
      <text:p text:style-name="Normal">exit(0);</text:p>
      <text:p text:style-name="Normal">}</text:p>
      <text:p text:style-name="Normal">for(dp=readdir(dirp);dp!=NULL;dp=readdir(dirp))</text:p>
      <text:p text:style-name="Normal">{</text:p>
      <text:p text:style-name="Normal">if(dp)</text:p>
      <text:p text:style-name="Normal">printf("%s\n",dp-&gt;d_name);</text:p>
      <text:p text:style-name="Normal">}</text:p>
      <text:p text:style-name="Normal">closedir(dirp);</text:p>
      <text:p text:style-name="Normal">return 0;</text:p>
      <text:p text:style-name="Normal">}</text:p>
      <text:p text:style-name="Normal"/>
      <text:p text:style-name="Normal">(III)I/O SYSTEM CALLS</text:p>
      <text:p text:style-name="Normal">#include&lt;stdio.h&gt;</text:p>
      <text:p text:style-name="Normal">#include&lt;unistd.h&gt;</text:p>
      <text:p text:style-name="Normal">#include&lt;fcntl.h&gt;</text:p>
      <text:p text:style-name="Normal">#include&lt;sys/stat.h&gt;</text:p>
      <text:p text:style-name="Normal">#include&lt;sys/types.h&gt;</text:p>
      <text:p text:style-name="Normal">int main()</text:p>
      <text:p text:style-name="Normal">{</text:p>
      <text:p text:style-name="Normal">int n, fd;</text:p>
      <text:p text:style-name="Normal">char buff[25];</text:p>
      <text:p text:style-name="Normal">printf("Enter text to write in the file :\n");</text:p>
      <text:p text:style-name="Normal">n=read(0, buff, 50);</text:p>
      <text:p text:style-name="Normal">fd=open("C:\\Users\\Deepa\\Desktop\\A.txt",O_CREAT | O_RDWR,0777);</text:p>
      <text:p text:style-name="Normal">write(fd,buff,n);</text:p>
      <text:p text:style-name="Normal">write(1,buff,n);</text:p>
      <text:p text:style-name="Normal">int close(int fd);</text:p>
      <text:p text:style-name="Normal">return 0;</text:p>
      <text:soft-page-break/>
      <text:p text:style-name="Normal">}</text:p>
      <text:p text:style-name="Normal"/>
      <text:p text:style-name="Normal"/>
      <text:p text:style-name="Normal">--------------------------------------------------------</text:p>
      <text:p text:style-name="Normal"/>
      <text:p text:style-name="Normal"/>
      <text:p text:style-name="Normal"/>
      <text:p text:style-name="Normal">2) C LOOK DISK SCHEDULE</text:p>
      <text:p text:style-name="Normal">#include&lt;stdio.h&gt;</text:p>
      <text:p text:style-name="Normal">#include&lt;stdlib.h&gt;</text:p>
      <text:p text:style-name="Normal">void sort(int req[], int n) {</text:p>
      <text:p text:style-name="Normal"><text:s text:c="4"/>int i, j, temp;</text:p>
      <text:p text:style-name="Normal"><text:s text:c="4"/>for(i = 0; i &lt; n - 1; i++) {</text:p>
      <text:p text:style-name="Normal"><text:s text:c="8"/>for(j = 0; j &lt; n - i - 1; j++) {</text:p>
      <text:p text:style-name="Normal"><text:s text:c="12"/>if(req[j] &gt; req[j+1]) {</text:p>
      <text:p text:style-name="Normal"><text:s text:c="16"/>temp = req[j];</text:p>
      <text:p text:style-name="Normal"><text:s text:c="16"/>req[j] = req[j+1];</text:p>
      <text:p text:style-name="Normal"><text:s text:c="16"/>req[j+1] = temp;</text:p>
      <text:p text:style-name="Normal"><text:s text:c="12"/>}</text:p>
      <text:p text:style-name="Normal"><text:s text:c="8"/>}</text:p>
      <text:p text:style-name="Normal"><text:s text:c="4"/>}</text:p>
      <text:p text:style-name="Normal">}</text:p>
      <text:p text:style-name="Normal">void clook(int req[], int n, int head) {</text:p>
      <text:p text:style-name="Normal"><text:s text:c="4"/>int seek_count = 0;</text:p>
      <text:p text:style-name="Normal"><text:s text:c="4"/>int distance, cur_track;</text:p>
      <text:p text:style-name="Normal"><text:s text:c="4"/>int j = 0;</text:p>
      <text:p text:style-name="Normal"><text:s text:c="4"/>sort(req, n);</text:p>
      <text:p text:style-name="Normal"><text:s text:c="4"/>while(j &lt; n &amp;&amp; req[j] &lt; head) {</text:p>
      <text:p text:style-name="Normal"><text:s text:c="8"/>j++;</text:p>
      <text:p text:style-name="Normal"><text:s text:c="4"/>}</text:p>
      <text:p text:style-name="Normal"><text:s text:c="4"/>for(int i = j; i &lt; n; i++) {</text:p>
      <text:soft-page-break/>
      <text:p text:style-name="Normal"><text:s text:c="8"/>cur_track = req[i];</text:p>
      <text:p text:style-name="Normal"><text:s text:c="8"/>distance = abs(cur_track - head);</text:p>
      <text:p text:style-name="Normal"><text:s text:c="8"/>seek_count += distance;</text:p>
      <text:p text:style-name="Normal"><text:s text:c="8"/>printf("Disk head moves from %d to %d with seek %d\n", head, cur_track, distance);</text:p>
      <text:p text:style-name="Normal"><text:s text:c="8"/>head = cur_track;</text:p>
      <text:p text:style-name="Normal"><text:s text:c="4"/>}</text:p>
      <text:p text:style-name="Normal"><text:s text:c="4"/>for(int i = 0; i &lt; j; i++) {</text:p>
      <text:p text:style-name="Normal"><text:s text:c="8"/>cur_track = req[i];</text:p>
      <text:p text:style-name="Normal"><text:s text:c="8"/>distance = abs(cur_track - head);</text:p>
      <text:p text:style-name="Normal"><text:s text:c="8"/>seek_count += distance;</text:p>
      <text:p text:style-name="Normal"><text:s text:c="8"/>printf("Disk head moves from %d to %d with seek %d\n", head, cur_track, distance);</text:p>
      <text:p text:style-name="Normal"><text:s text:c="8"/>head = cur_track;</text:p>
      <text:p text:style-name="Normal"><text:s text:c="4"/>}</text:p>
      <text:p text:style-name="Normal"><text:s text:c="4"/>printf("Total seek count = %d\n", seek_count);</text:p>
      <text:p text:style-name="Normal">}</text:p>
      <text:p text:style-name="Normal">int main() {</text:p>
      <text:p text:style-name="Normal"><text:s text:c="4"/>int n, head;</text:p>
      <text:p text:style-name="Normal"><text:s text:c="4"/>printf("Enter the number of requests: ");</text:p>
      <text:p text:style-name="Normal"><text:s text:c="4"/>scanf("%d", &amp;n);</text:p>
      <text:p text:style-name="Normal"><text:s text:c="4"/>int req[n];</text:p>
      <text:p text:style-name="Normal"><text:s text:c="4"/>printf("Enter the requests: ");</text:p>
      <text:p text:style-name="Normal"><text:s text:c="4"/>for(int i = 0; i &lt; n; i++) {</text:p>
      <text:p text:style-name="Normal"><text:s text:c="8"/>scanf("%d", &amp;req[i]);</text:p>
      <text:p text:style-name="Normal"><text:s text:c="4"/>}</text:p>
      <text:p text:style-name="Normal"><text:s text:c="4"/>printf("Enter the initial position of the head: ");</text:p>
      <text:p text:style-name="Normal"><text:s text:c="4"/>scanf("%d", &amp;head);</text:p>
      <text:p text:style-name="Normal"><text:s text:c="4"/>clook(req, n, head);</text:p>
      <text:p text:style-name="Normal"><text:s text:c="4"/>return 0;</text:p>
      <text:p text:style-name="Normal">}</text:p>
      <text:p text:style-name="Normal"/>
      <text:p text:style-name="Normal"/>
      <text:p text:style-name="Normal"/>
      <text:p text:style-name="Normal">------------------------------------------------------</text:p>
      <text:p text:style-name="Normal"/>
      <text:p text:style-name="Normal">3.FCFS<text:s/></text:p>
      <text:p text:style-name="Normal">(I)#include &lt;stdio.h&gt;</text:p>
      <text:p text:style-name="Normal">void findWaitingTime(int processes[], int n, int bt[], int wt[], int tat[]) {</text:p>
      <text:p text:style-name="Normal"><text:s text:c="4"/>wt[0] = 0;</text:p>
      <text:p text:style-name="Normal"><text:s text:c="4"/>for (int i = 1; i &lt; n ; i++)</text:p>
      <text:p text:style-name="Normal"><text:s text:c="8"/>wt[i] = bt[i-1] + wt[i-1];</text:p>
      <text:p text:style-name="Normal">}</text:p>
      <text:p text:style-name="Normal">void findTurnAroundTime(int processes[], int n, int bt[], int wt[], int tat[]) {</text:p>
      <text:p text:style-name="Normal"><text:s text:c="4"/>for (int i = 0; i &lt; n ; i++)</text:p>
      <text:p text:style-name="Normal"><text:s text:c="8"/>tat[i] = bt[i] + wt[i];</text:p>
      <text:p text:style-name="Normal">}</text:p>
      <text:p text:style-name="Normal">void findAvgTime(int processes[], int n, int bt[]) {</text:p>
      <text:p text:style-name="Normal"><text:s text:c="4"/>int wt[n], tat[n];</text:p>
      <text:p text:style-name="Normal"><text:s text:c="4"/>findWaitingTime(processes, n, bt, wt, tat);</text:p>
      <text:p text:style-name="Normal"><text:s text:c="4"/>findTurnAroundTime(processes, n, bt, wt, tat);</text:p>
      <text:p text:style-name="Normal"><text:s text:c="4"/>printf("Processes Burst Time Waiting Time Turnaround Time\n");</text:p>
      <text:p text:style-name="Normal"><text:s text:c="4"/>int total_wt = 0, total_tat = 0;</text:p>
      <text:p text:style-name="Normal"><text:s text:c="4"/>for (int i = 0; i &lt; n; i++) {</text:p>
      <text:p text:style-name="Normal"><text:s text:c="8"/>total_wt += wt[i];</text:p>
      <text:p text:style-name="Normal"><text:s text:c="8"/>total_tat += tat[i];</text:p>
      <text:p text:style-name="Normal"><text:s text:c="8"/>printf(" %d\t\t%d\t\t%d\t\t%d\n", i+1, bt[i], wt[i], tat[i]);</text:p>
      <text:p text:style-name="Normal"><text:s text:c="4"/>}</text:p>
      <text:p text:style-name="Normal"><text:s text:c="4"/>float avg_wt = (float)total_wt / (float)n;</text:p>
      <text:p text:style-name="Normal"><text:s text:c="4"/>float avg_tat = (float)total_tat / (float)n;</text:p>
      <text:p text:style-name="Normal"><text:s text:c="4"/>printf("Average Waiting Time: %.2f\n", avg_wt);</text:p>
      <text:p text:style-name="Normal"><text:s text:c="4"/>printf("Average Turnaround Time: %.2f\n", avg_tat);</text:p>
      <text:p text:style-name="Normal">}</text:p>
      <text:p text:style-name="Normal">int main() {</text:p>
      <text:soft-page-break/>
      <text:p text:style-name="Normal"><text:s text:c="4"/>int processes[] = {1, 2, 3};</text:p>
      <text:p text:style-name="Normal"><text:s text:c="4"/>int n = sizeof processes / sizeof processes[0];</text:p>
      <text:p text:style-name="Normal"><text:s text:c="4"/>int burst_time[] = {10, 5, 8};</text:p>
      <text:p text:style-name="Normal"><text:s text:c="4"/>findAvgTime(processes, n, burst_time);</text:p>
      <text:p text:style-name="Normal"><text:s text:c="4"/>return 0;</text:p>
      <text:p text:style-name="Normal">}</text:p>
      <text:p text:style-name="Normal"/>
      <text:p text:style-name="Normal"/>
      <text:p text:style-name="Normal">-------------------------------------------------------------</text:p>
      <text:p text:style-name="Normal"/>
      <text:p text:style-name="Normal">4)LOOK</text:p>
      <text:p text:style-name="Normal">#include&lt;stdio.h&gt;</text:p>
      <text:p text:style-name="Normal">#include&lt;stdlib.h&gt;</text:p>
      <text:p text:style-name="Normal">void sort(int req[], int n) {</text:p>
      <text:p text:style-name="Normal"><text:s text:c="4"/>int i, j, temp;</text:p>
      <text:p text:style-name="Normal"><text:s text:c="4"/>for(i = 0; i &lt; n - 1; i++) {</text:p>
      <text:p text:style-name="Normal"><text:s text:c="8"/>for(j = 0; j &lt; n - i - 1; j++) {</text:p>
      <text:p text:style-name="Normal"><text:s text:c="12"/>if(req[j] &gt; req[j+1]) {</text:p>
      <text:p text:style-name="Normal"><text:s text:c="16"/>temp = req[j];</text:p>
      <text:p text:style-name="Normal"><text:s text:c="16"/>req[j] = req[j+1];</text:p>
      <text:p text:style-name="Normal"><text:s text:c="16"/>req[j+1] = temp;</text:p>
      <text:p text:style-name="Normal"><text:s text:c="12"/>}</text:p>
      <text:p text:style-name="Normal"><text:s text:c="8"/>}</text:p>
      <text:p text:style-name="Normal"><text:s text:c="4"/>}</text:p>
      <text:p text:style-name="Normal">}</text:p>
      <text:p text:style-name="Normal">void look(int req[], int n, int head) {</text:p>
      <text:p text:style-name="Normal"><text:s text:c="4"/>int seek_count = 0;</text:p>
      <text:p text:style-name="Normal"><text:s text:c="4"/>int distance, cur_track;</text:p>
      <text:p text:style-name="Normal"><text:s text:c="4"/>int i, j;</text:p>
      <text:p text:style-name="Normal"><text:s text:c="4"/>sort(req, n);</text:p>
      <text:p text:style-name="Normal"><text:s text:c="4"/>for(i = 0; i &lt; n; i++) {</text:p>
      <text:soft-page-break/>
      <text:p text:style-name="Normal"><text:s text:c="8"/>if(req[i] &gt;= head)</text:p>
      <text:p text:style-name="Normal"><text:s text:c="12"/>break;</text:p>
      <text:p text:style-name="Normal"><text:s text:c="4"/>}</text:p>
      <text:p text:style-name="Normal"><text:s text:c="4"/>for(j = i; j &lt; n; j++) {</text:p>
      <text:p text:style-name="Normal"><text:s text:c="8"/>cur_track = req[j];</text:p>
      <text:p text:style-name="Normal"><text:s text:c="8"/>distance = abs(cur_track - head);</text:p>
      <text:p text:style-name="Normal"><text:s text:c="8"/>seek_count += distance;</text:p>
      <text:p text:style-name="Normal"><text:s text:c="8"/>printf("Disk head moves from %d to %d with seek %d\n", head, cur_track, distance);</text:p>
      <text:p text:style-name="Normal"><text:s text:c="8"/>head = cur_track;</text:p>
      <text:p text:style-name="Normal"><text:s text:c="4"/>}</text:p>
      <text:p text:style-name="Normal"><text:s text:c="4"/>for(j = i - 1; j &gt;= 0; j--) {</text:p>
      <text:p text:style-name="Normal"><text:s text:c="8"/>cur_track = req[j];</text:p>
      <text:p text:style-name="Normal"><text:s text:c="8"/>distance = abs(cur_track - head);</text:p>
      <text:p text:style-name="Normal"><text:s text:c="8"/>seek_count += distance;</text:p>
      <text:p text:style-name="Normal"><text:s text:c="8"/>printf("Disk head moves from %d to %d with seek %d\n", head, cur_track, distance);</text:p>
      <text:p text:style-name="Normal"><text:s text:c="8"/>head = cur_track;</text:p>
      <text:p text:style-name="Normal"><text:s text:c="4"/>}</text:p>
      <text:p text:style-name="Normal"><text:s text:c="4"/>printf("Total seek count = %d\n", seek_count);</text:p>
      <text:p text:style-name="Normal">}</text:p>
      <text:p text:style-name="Normal">int main() {</text:p>
      <text:p text:style-name="Normal"><text:s text:c="4"/>int n, head;</text:p>
      <text:p text:style-name="Normal"><text:s text:c="4"/>printf("Enter the number of requests: ");</text:p>
      <text:p text:style-name="Normal"><text:s text:c="4"/>scanf("%d", &amp;n);</text:p>
      <text:p text:style-name="Normal"><text:s text:c="4"/>int req[n];</text:p>
      <text:p text:style-name="Normal"><text:s text:c="4"/>printf("Enter the requests: ");</text:p>
      <text:p text:style-name="Normal"><text:s text:c="4"/>for(int i = 0; i &lt; n; i++) {</text:p>
      <text:p text:style-name="Normal"><text:s text:c="8"/>scanf("%d", &amp;req[i]);</text:p>
      <text:p text:style-name="Normal"><text:s text:c="4"/>}</text:p>
      <text:p text:style-name="Normal"><text:s text:c="4"/>printf("Enter the initial position of the head: ");</text:p>
      <text:p text:style-name="Normal"><text:s text:c="4"/>scanf("%d", &amp;head);</text:p>
      <text:p text:style-name="Normal"><text:s text:c="4"/>look(req, n, head);</text:p>
      <text:soft-page-break/>
      <text:p text:style-name="Normal"><text:s text:c="4"/>return 0;</text:p>
      <text:p text:style-name="Normal">}</text:p>
      <text:p text:style-name="Normal"/>
      <text:p text:style-name="Normal">---------------------------------------------------</text:p>
      <text:p text:style-name="Normal"/>
      <text:p text:style-name="Normal"/>
      <text:p text:style-name="Normal">5. Shortest job first</text:p>
      <text:p text:style-name="Normal">(I)#include &lt;stdio.h&gt;</text:p>
      <text:p text:style-name="Normal">void findWaitingTime(int processes[], int n, int bt[], int wt[]) {</text:p>
      <text:p text:style-name="Normal"><text:s text:c="4"/>int rt[n];</text:p>
      <text:p text:style-name="Normal"><text:s text:c="4"/>for (int i = 0; i &lt; n; i++)</text:p>
      <text:p text:style-name="Normal"><text:s text:c="8"/>rt[i] = bt[i];</text:p>
      <text:p text:style-name="Normal"><text:s text:c="4"/>int complete = 0, t = 0, minm = 10000, shortest = 0, finish_time;</text:p>
      <text:p text:style-name="Normal"><text:s text:c="4"/>int flag = 0;</text:p>
      <text:p text:style-name="Normal"><text:s text:c="4"/>while (complete != n) {</text:p>
      <text:p text:style-name="Normal"><text:s text:c="8"/>for (int j = 0; j &lt; n; j++) {</text:p>
      <text:p text:style-name="Normal"><text:s text:c="12"/>if ((rt[j] &lt;= t) &amp;&amp; (rt[j] &lt; minm) &amp;&amp; (rt[j] &gt; 0)) {</text:p>
      <text:p text:style-name="Normal"><text:s text:c="16"/>minm = rt[j];</text:p>
      <text:p text:style-name="Normal"><text:s text:c="16"/>shortest = j;</text:p>
      <text:p text:style-name="Normal"><text:s text:c="16"/>flag = 1;</text:p>
      <text:p text:style-name="Normal"><text:s text:c="12"/>}</text:p>
      <text:p text:style-name="Normal"><text:s text:c="8"/>}</text:p>
      <text:p text:style-name="Normal"><text:s text:c="8"/>if (flag == 0) {</text:p>
      <text:p text:style-name="Normal"><text:s text:c="12"/>t++;</text:p>
      <text:p text:style-name="Normal"><text:s text:c="12"/>continue;</text:p>
      <text:p text:style-name="Normal"><text:s text:c="8"/>}</text:p>
      <text:p text:style-name="Normal"><text:s text:c="8"/>rt[shortest]--;</text:p>
      <text:p text:style-name="Normal"><text:s text:c="8"/>minm = rt[shortest];</text:p>
      <text:p text:style-name="Normal"><text:s text:c="8"/>if (minm == 0)</text:p>
      <text:p text:style-name="Normal"><text:s text:c="12"/>minm = 10000;</text:p>
      <text:p text:style-name="Normal"><text:s text:c="8"/>if (rt[shortest] == 0) {</text:p>
      <text:soft-page-break/>
      <text:p text:style-name="Normal"><text:s text:c="12"/>complete++;</text:p>
      <text:p text:style-name="Normal"><text:s text:c="12"/>flag = 0;</text:p>
      <text:p text:style-name="Normal"><text:s text:c="12"/>finish_time = t + 1;</text:p>
      <text:p text:style-name="Normal"><text:s text:c="12"/>wt[shortest] = finish_time - bt[shortest];</text:p>
      <text:p text:style-name="Normal"><text:s text:c="12"/>if (wt[shortest] &lt; 0)</text:p>
      <text:p text:style-name="Normal"><text:s text:c="16"/>wt[shortest] = 0;</text:p>
      <text:p text:style-name="Normal"><text:s text:c="8"/>}</text:p>
      <text:p text:style-name="Normal"><text:s text:c="8"/>t++;</text:p>
      <text:p text:style-name="Normal"><text:s text:c="4"/>}</text:p>
      <text:p text:style-name="Normal">}</text:p>
      <text:p text:style-name="Normal">void findTurnAroundTime(int processes[], int n, int bt[], int wt[], int tat[]) {</text:p>
      <text:p text:style-name="Normal"><text:s text:c="4"/>for (int i = 0; i &lt; n; i++)</text:p>
      <text:p text:style-name="Normal"><text:s text:c="8"/>tat[i] = bt[i] + wt[i];</text:p>
      <text:p text:style-name="Normal">}</text:p>
      <text:p text:style-name="Normal">void findAvgTime(int processes[], int n, int bt[]) {</text:p>
      <text:p text:style-name="Normal"><text:s text:c="4"/>int wt[n], tat[n];</text:p>
      <text:p text:style-name="Normal"><text:s text:c="4"/>findWaitingTime(processes, n, bt, wt);</text:p>
      <text:p text:style-name="Normal"><text:s text:c="4"/>findTurnAroundTime(processes, n, bt, wt, tat);</text:p>
      <text:p text:style-name="Normal"><text:s text:c="4"/>printf("Processes Burst Time Waiting Time Turnaround Time\n");</text:p>
      <text:p text:style-name="Normal"><text:s text:c="4"/>int total_wt = 0, total_tat = 0;</text:p>
      <text:p text:style-name="Normal"><text:s text:c="4"/>for (int i = 0; i &lt; n; i++) {</text:p>
      <text:p text:style-name="Normal"><text:s text:c="8"/>total_wt += wt[i];</text:p>
      <text:p text:style-name="Normal"><text:s text:c="8"/>total_tat += tat[i];</text:p>
      <text:p text:style-name="Normal"><text:s text:c="8"/>printf(" %d\t\t%d\t\t%d\t\t%d\n", i + 1, bt[i], wt[i], tat[i]);</text:p>
      <text:p text:style-name="Normal"><text:s text:c="4"/>}</text:p>
      <text:p text:style-name="Normal"><text:s text:c="4"/>float avg_wt = (float)total_wt / (float)n;</text:p>
      <text:p text:style-name="Normal"><text:s text:c="4"/>float avg_tat = (float)total_tat / (float)n;</text:p>
      <text:p text:style-name="Normal"><text:s text:c="4"/>printf("Average Waiting Time: %.2f\n", avg_wt);</text:p>
      <text:p text:style-name="Normal"><text:s text:c="4"/>printf("Average Turnaround Time: %.2f\n", avg_tat);</text:p>
      <text:p text:style-name="Normal">}</text:p>
      <text:p text:style-name="Normal">int main() {</text:p>
      <text:soft-page-break/>
      <text:p text:style-name="Normal"><text:s text:c="4"/>int processes[] = {1, 2, 3};</text:p>
      <text:p text:style-name="Normal"><text:s text:c="4"/>int n = sizeof processes / sizeof processes[0];</text:p>
      <text:p text:style-name="Normal"><text:s text:c="4"/>int burst_time[] = {6, 8, 7};</text:p>
      <text:p text:style-name="Normal"><text:s text:c="4"/>findAvgTime(processes, n, burst_time);</text:p>
      <text:p text:style-name="Normal"><text:s text:c="4"/>return 0;</text:p>
      <text:p text:style-name="Normal">}</text:p>
      <text:p text:style-name="Normal"/>
      <text:p text:style-name="Normal">-------------------------------------------------</text:p>
      <text:p text:style-name="Normal"/>
      <text:p text:style-name="Normal">6)C SCAN DISK</text:p>
      <text:p text:style-name="Normal">#include&lt;stdio.h&gt;</text:p>
      <text:p text:style-name="Normal">#include&lt;stdlib.h&gt;</text:p>
      <text:p text:style-name="Normal">void sort(int req[], int n) {</text:p>
      <text:p text:style-name="Normal"><text:s text:c="4"/>int i, j, temp;</text:p>
      <text:p text:style-name="Normal"><text:s text:c="4"/>for(i = 0; i &lt; n - 1; i++) {</text:p>
      <text:p text:style-name="Normal"><text:s text:c="8"/>for(j = 0; j &lt; n - i - 1; j++) {</text:p>
      <text:p text:style-name="Normal"><text:s text:c="12"/>if(req[j] &gt; req[j+1]) {</text:p>
      <text:p text:style-name="Normal"><text:s text:c="16"/>temp = req[j];</text:p>
      <text:p text:style-name="Normal"><text:s text:c="16"/>req[j] = req[j+1];</text:p>
      <text:p text:style-name="Normal"><text:s text:c="16"/>req[j+1] = temp;</text:p>
      <text:p text:style-name="Normal"><text:s text:c="12"/>}</text:p>
      <text:p text:style-name="Normal"><text:s text:c="8"/>}</text:p>
      <text:p text:style-name="Normal"><text:s text:c="4"/>}</text:p>
      <text:p text:style-name="Normal">}</text:p>
      <text:p text:style-name="Normal">void cscan(int req[], int n, int head) {</text:p>
      <text:p text:style-name="Normal"><text:s text:c="4"/>int seek_count = 0;</text:p>
      <text:p text:style-name="Normal"><text:s text:c="4"/>int distance, cur_track;</text:p>
      <text:p text:style-name="Normal"><text:s text:c="4"/>int i, j;</text:p>
      <text:p text:style-name="Normal"><text:s text:c="4"/>sort(req, n);</text:p>
      <text:p text:style-name="Normal"><text:s text:c="4"/>for(i = 0; i &lt; n; i++) {</text:p>
      <text:p text:style-name="Normal"><text:s text:c="8"/>if(req[i] &gt;= head)</text:p>
      <text:soft-page-break/>
      <text:p text:style-name="Normal"><text:s text:c="12"/>break;</text:p>
      <text:p text:style-name="Normal"><text:s text:c="4"/>}</text:p>
      <text:p text:style-name="Normal"><text:s text:c="4"/>for(j = i; j &lt; n; j++) {</text:p>
      <text:p text:style-name="Normal"><text:s text:c="8"/>cur_track = req[j];</text:p>
      <text:p text:style-name="Normal"><text:s text:c="8"/>distance = abs(cur_track - head);</text:p>
      <text:p text:style-name="Normal"><text:s text:c="8"/>seek_count += distance;</text:p>
      <text:p text:style-name="Normal"><text:s text:c="8"/>printf("Disk head moves from %d to %d with seek %d\n", head, cur_track, distance);</text:p>
      <text:p text:style-name="Normal"><text:s text:c="8"/>head = cur_track;</text:p>
      <text:p text:style-name="Normal"><text:s text:c="4"/>}</text:p>
      <text:p text:style-name="Normal"><text:s text:c="4"/>for(j = 0; j &lt; i; j++) {</text:p>
      <text:p text:style-name="Normal"><text:s text:c="8"/>cur_track = req[j];</text:p>
      <text:p text:style-name="Normal"><text:s text:c="8"/>distance = abs(cur_track - head);</text:p>
      <text:p text:style-name="Normal"><text:s text:c="8"/>seek_count += distance;</text:p>
      <text:p text:style-name="Normal"><text:s text:c="8"/>printf("Disk head moves from %d to %d with seek %d\n", head, cur_track, distance);</text:p>
      <text:p text:style-name="Normal"><text:s text:c="8"/>head = cur_track;</text:p>
      <text:p text:style-name="Normal"><text:s text:c="4"/>}</text:p>
      <text:p text:style-name="Normal"><text:s text:c="4"/>printf("Total seek count = %d\n", seek_count);</text:p>
      <text:p text:style-name="Normal">}</text:p>
      <text:p text:style-name="Normal">int main() {</text:p>
      <text:p text:style-name="Normal"><text:s text:c="4"/>int n, head;</text:p>
      <text:p text:style-name="Normal"><text:s text:c="4"/>printf("Enter the number of requests: ");</text:p>
      <text:p text:style-name="Normal"><text:s text:c="4"/>scanf("%d", &amp;n);</text:p>
      <text:p text:style-name="Normal"><text:s text:c="4"/>int req[n];</text:p>
      <text:p text:style-name="Normal"><text:s text:c="4"/>printf("Enter the requests: ");</text:p>
      <text:p text:style-name="Normal"><text:s text:c="4"/>for(int i = 0; i &lt; n; i++) {</text:p>
      <text:p text:style-name="Normal"><text:s text:c="8"/>scanf("%d", &amp;req[i]);</text:p>
      <text:p text:style-name="Normal"><text:s text:c="4"/>}</text:p>
      <text:p text:style-name="Normal"><text:s text:c="4"/>printf("Enter the initial position of the head: ");</text:p>
      <text:p text:style-name="Normal"><text:s text:c="4"/>scanf("%d", &amp;head);</text:p>
      <text:p text:style-name="Normal"><text:s text:c="4"/>cscan(req, n, head);</text:p>
      <text:p text:style-name="Normal"><text:s text:c="4"/>return 0;</text:p>
      <text:soft-page-break/>
      <text:p text:style-name="Normal">}</text:p>
      <text:p text:style-name="Normal"/>
      <text:p text:style-name="Normal"/>
      <text:p text:style-name="Normal">--------------------------------------------------</text:p>
      <text:p text:style-name="Normal"/>
      <text:p text:style-name="Normal">7.ROUND ROBIN <text:s/></text:p>
      <text:p text:style-name="Normal">(I)#include &lt;stdio.h&gt;</text:p>
      <text:p text:style-name="Normal">void findWaitingTime(int processes[], int n, int bt[], int wt[], int quantum) {</text:p>
      <text:p text:style-name="Normal"><text:s text:c="4"/>int rem_bt[n];</text:p>
      <text:p text:style-name="Normal"><text:s text:c="4"/>for (int i = 0; i &lt; n; i++)</text:p>
      <text:p text:style-name="Normal"><text:s text:c="8"/>rem_bt[i] = bt[i];</text:p>
      <text:p text:style-name="Normal"><text:s text:c="4"/>int t = 0;</text:p>
      <text:p text:style-name="Normal"><text:s text:c="4"/>while (1) {</text:p>
      <text:p text:style-name="Normal"><text:s text:c="8"/>int done = 1;</text:p>
      <text:p text:style-name="Normal"><text:s text:c="8"/>for (int i = 0; i &lt; n; i++) {</text:p>
      <text:p text:style-name="Normal"><text:s text:c="12"/>if (rem_bt[i] &gt; 0) {</text:p>
      <text:p text:style-name="Normal"><text:s text:c="16"/>done = 0;</text:p>
      <text:p text:style-name="Normal"><text:s text:c="16"/>if (rem_bt[i] &gt; quantum) {</text:p>
      <text:p text:style-name="Normal"><text:s text:c="20"/>t += quantum;</text:p>
      <text:p text:style-name="Normal"><text:s text:c="20"/>rem_bt[i] -= quantum;</text:p>
      <text:p text:style-name="Normal"><text:s text:c="16"/>} else {</text:p>
      <text:p text:style-name="Normal"><text:s text:c="20"/>t += rem_bt[i];</text:p>
      <text:p text:style-name="Normal"><text:s text:c="20"/>wt[i] = t - bt[i];</text:p>
      <text:p text:style-name="Normal"><text:s text:c="20"/>rem_bt[i] = 0;</text:p>
      <text:p text:style-name="Normal"><text:s text:c="16"/>}</text:p>
      <text:p text:style-name="Normal"><text:s text:c="12"/>}</text:p>
      <text:p text:style-name="Normal"><text:s text:c="8"/>}</text:p>
      <text:p text:style-name="Normal"><text:s text:c="8"/>if (done == 1)</text:p>
      <text:p text:style-name="Normal"><text:s text:c="12"/>break;</text:p>
      <text:p text:style-name="Normal"><text:s text:c="4"/>}</text:p>
      <text:p text:style-name="Normal">}</text:p>
      <text:soft-page-break/>
      <text:p text:style-name="Normal">void findTurnAroundTime(int processes[], int n, int bt[], int wt[], int tat[]) {</text:p>
      <text:p text:style-name="Normal"><text:s text:c="4"/>for (int i = 0; i &lt; n; i++)</text:p>
      <text:p text:style-name="Normal"><text:s text:c="8"/>tat[i] = bt[i] + wt[i];</text:p>
      <text:p text:style-name="Normal">}</text:p>
      <text:p text:style-name="Normal">void findAvgTime(int processes[], int n, int bt[], int quantum) {</text:p>
      <text:p text:style-name="Normal"><text:s text:c="4"/>int wt[n], tat[n];</text:p>
      <text:p text:style-name="Normal"><text:s text:c="4"/>findWaitingTime(processes, n, bt, wt, quantum);</text:p>
      <text:p text:style-name="Normal"><text:s text:c="4"/>findTurnAroundTime(processes, n, bt, wt, tat);</text:p>
      <text:p text:style-name="Normal"><text:s text:c="4"/>printf("Processes Burst Time Waiting Time Turnaround Time\n");</text:p>
      <text:p text:style-name="Normal"><text:s text:c="4"/>int total_wt = 0, total_tat = 0;</text:p>
      <text:p text:style-name="Normal"><text:s text:c="4"/>for (int i = 0; i &lt; n; i++) {</text:p>
      <text:p text:style-name="Normal"><text:s text:c="8"/>total_wt += wt[i];</text:p>
      <text:p text:style-name="Normal"><text:s text:c="8"/>total_tat += tat[i];</text:p>
      <text:p text:style-name="Normal"><text:s text:c="8"/>printf(" %d\t\t%d\t\t%d\t\t%d\n", i + 1, bt[i], wt[i], tat[i]);</text:p>
      <text:p text:style-name="Normal"><text:s text:c="4"/>}</text:p>
      <text:p text:style-name="Normal"><text:s text:c="4"/>printf("Average Waiting Time: %.2f\n", (float)total_wt / (float)n);</text:p>
      <text:p text:style-name="Normal"><text:s text:c="4"/>printf("Average Turnaround Time: %.2f\n", (float)total_tat / (float)n);</text:p>
      <text:p text:style-name="Normal">}</text:p>
      <text:p text:style-name="Normal">int main() {</text:p>
      <text:p text:style-name="Normal"><text:s text:c="4"/>int processes[] = {1, 2, 3};</text:p>
      <text:p text:style-name="Normal"><text:s text:c="4"/>int n = sizeof processes / sizeof processes[0];</text:p>
      <text:p text:style-name="Normal"><text:s text:c="4"/>int burst_time[] = {10, 5, 8};</text:p>
      <text:p text:style-name="Normal"><text:s text:c="4"/>int quantum = 2;</text:p>
      <text:p text:style-name="Normal"><text:s text:c="4"/>findAvgTime(processes, n, burst_time, quantum);</text:p>
      <text:p text:style-name="Normal"><text:s text:c="4"/>return 0;</text:p>
      <text:p text:style-name="Normal">}</text:p>
      <text:p text:style-name="Normal"/>
      <text:p text:style-name="Normal">------------------------------------------------</text:p>
      <text:p text:style-name="Normal"/>
      <text:p text:style-name="Normal">8)SCAN<text:s/></text:p>
      <text:p text:style-name="Normal">#include &lt;stdio.h&gt;</text:p>
      <text:soft-page-break/>
      <text:p text:style-name="Normal">#include &lt;stdlib.h&gt;</text:p>
      <text:p text:style-name="Normal">void sort(int req[], int n) {</text:p>
      <text:p text:style-name="Normal"><text:s text:c="4"/>int temp;</text:p>
      <text:p text:style-name="Normal"><text:s text:c="4"/>for (int i = 0; i &lt; n-1; i++) {</text:p>
      <text:p text:style-name="Normal"><text:s text:c="8"/>for (int j = 0; j &lt; n-i-1; j++) {</text:p>
      <text:p text:style-name="Normal"><text:s text:c="12"/>if (req[j] &gt; req[j+1]) {</text:p>
      <text:p text:style-name="Normal"><text:s text:c="16"/>temp = req[j];</text:p>
      <text:p text:style-name="Normal"><text:s text:c="16"/>req[j] = req[j+1];</text:p>
      <text:p text:style-name="Normal"><text:s text:c="16"/>req[j+1] = temp;</text:p>
      <text:p text:style-name="Normal"><text:s text:c="12"/>}</text:p>
      <text:p text:style-name="Normal"><text:s text:c="8"/>}</text:p>
      <text:p text:style-name="Normal"><text:s text:c="4"/>}</text:p>
      <text:p text:style-name="Normal">}</text:p>
      <text:p text:style-name="Normal">void scan(int req[], int n, int head, int direction, int disk_size) {</text:p>
      <text:p text:style-name="Normal"><text:s text:c="4"/>int seek_count = 0;</text:p>
      <text:p text:style-name="Normal"><text:s text:c="4"/>int distance, cur_track;</text:p>
      <text:p text:style-name="Normal"><text:s text:c="4"/>sort(req, n);</text:p>
      <text:p text:style-name="Normal"><text:s text:c="4"/>int i;</text:p>
      <text:p text:style-name="Normal"><text:s text:c="4"/>for (i = 0; i &lt; n; i++) {</text:p>
      <text:p text:style-name="Normal"><text:s text:c="8"/>if (req[i] &gt;= head)</text:p>
      <text:p text:style-name="Normal"><text:s text:c="12"/>break;</text:p>
      <text:p text:style-name="Normal"><text:s text:c="4"/>}</text:p>
      <text:p text:style-name="Normal"><text:s text:c="4"/>if (direction == 1) {<text:s/></text:p>
      <text:p text:style-name="Normal"><text:s text:c="8"/>for (int j = i; j &lt; n; j++) {</text:p>
      <text:p text:style-name="Normal"><text:s text:c="12"/>cur_track = req[j];</text:p>
      <text:p text:style-name="Normal"><text:s text:c="12"/>distance = abs(cur_track - head);</text:p>
      <text:p text:style-name="Normal"><text:s text:c="12"/>seek_count += distance;</text:p>
      <text:p text:style-name="Normal"><text:s text:c="12"/>printf("Disk head moves from %d to %d with seek %d\n", head, cur_track, distance);</text:p>
      <text:p text:style-name="Normal"><text:s text:c="12"/>head = cur_track;</text:p>
      <text:p text:style-name="Normal"><text:s text:c="8"/>}</text:p>
      <text:p text:style-name="Normal"><text:s text:c="8"/>if (head != disk_size - 1) {</text:p>
      <text:soft-page-break/>
      <text:p text:style-name="Normal"><text:s text:c="12"/>distance = abs(disk_size - 1 - head);</text:p>
      <text:p text:style-name="Normal"><text:s text:c="12"/>seek_count += distance;</text:p>
      <text:p text:style-name="Normal"><text:s text:c="12"/>printf("Disk head moves from %d to %d with seek %d\n", head, disk_size - 1, distance);</text:p>
      <text:p text:style-name="Normal"><text:s text:c="12"/>head = disk_size - 1;</text:p>
      <text:p text:style-name="Normal"><text:s text:c="8"/>}</text:p>
      <text:p text:style-name="Normal"><text:s text:c="8"/>for (int j = i - 1; j &gt;= 0; j--) {</text:p>
      <text:p text:style-name="Normal"><text:s text:c="12"/>cur_track = req[j];</text:p>
      <text:p text:style-name="Normal"><text:s text:c="12"/>distance = abs(cur_track - head);</text:p>
      <text:p text:style-name="Normal"><text:s text:c="12"/>seek_count += distance;</text:p>
      <text:p text:style-name="Normal"><text:s text:c="12"/>printf("Disk head moves from %d to %d with seek %d\n", head, cur_track, distance);</text:p>
      <text:p text:style-name="Normal"><text:s text:c="12"/>head = cur_track;</text:p>
      <text:p text:style-name="Normal"><text:s text:c="8"/>}</text:p>
      <text:p text:style-name="Normal"><text:s text:c="4"/>} else {<text:s/></text:p>
      <text:p text:style-name="Normal"><text:s text:c="8"/>for (int j = i - 1; j &gt;= 0; j--) {</text:p>
      <text:p text:style-name="Normal"><text:s text:c="12"/>cur_track = req[j];</text:p>
      <text:p text:style-name="Normal"><text:s text:c="12"/>distance = abs(cur_track - head);</text:p>
      <text:p text:style-name="Normal"><text:s text:c="12"/>seek_count += distance;</text:p>
      <text:p text:style-name="Normal"><text:s text:c="12"/>printf("Disk head moves from %d to %d with seek %d\n", head, cur_track, distance);</text:p>
      <text:p text:style-name="Normal"><text:s text:c="12"/>head = cur_track;</text:p>
      <text:p text:style-name="Normal"><text:s text:c="8"/>}</text:p>
      <text:p text:style-name="Normal"><text:s text:c="16"/>if (head != 0) {</text:p>
      <text:p text:style-name="Normal"><text:s text:c="12"/>distance = abs(head - 0);</text:p>
      <text:p text:style-name="Normal"><text:s text:c="12"/>seek_count += distance;</text:p>
      <text:p text:style-name="Normal"><text:s text:c="12"/>printf("Disk head moves from %d to %d with seek %d\n", head, 0, distance);</text:p>
      <text:p text:style-name="Normal"><text:s text:c="12"/>head = 0;</text:p>
      <text:p text:style-name="Normal"><text:s text:c="8"/>}</text:p>
      <text:p text:style-name="Normal"><text:s text:c="8"/>for (int j = i; j &lt; n; j++) {</text:p>
      <text:p text:style-name="Normal"><text:s text:c="12"/>cur_track = req[j];</text:p>
      <text:p text:style-name="Normal"><text:s text:c="12"/>distance = abs(cur_track - head);</text:p>
      <text:p text:style-name="Normal"><text:s text:c="12"/>seek_count += distance;</text:p>
      <text:p text:style-name="Normal"><text:s text:c="12"/>printf("Disk head moves from %d to %d with seek %d\n", head, cur_track, distance);</text:p>
      <text:soft-page-break/>
      <text:p text:style-name="Normal"><text:s text:c="12"/>head = cur_track;</text:p>
      <text:p text:style-name="Normal"><text:s text:c="8"/>}</text:p>
      <text:p text:style-name="Normal"><text:s text:c="4"/>}</text:p>
      <text:p text:style-name="Normal"><text:s text:c="7"/>printf("Total seek count = %d\n", seek_count);</text:p>
      <text:p text:style-name="Normal">}</text:p>
      <text:p text:style-name="Normal">int main() {</text:p>
      <text:p text:style-name="Normal"><text:s text:c="4"/>int n, head, direction, disk_size;</text:p>
      <text:p text:style-name="Normal"><text:s text:c="4"/>printf("Enter the number of requests: ");</text:p>
      <text:p text:style-name="Normal"><text:s text:c="4"/>scanf("%d", &amp;n);</text:p>
      <text:p text:style-name="Normal"><text:s text:c="4"/>int req[n];</text:p>
      <text:p text:style-name="Normal"><text:s text:c="4"/>printf("Enter the requests: ");</text:p>
      <text:p text:style-name="Normal"><text:s text:c="4"/>for (int i = 0; i &lt; n; i++) {</text:p>
      <text:p text:style-name="Normal"><text:s text:c="8"/>scanf("%d", &amp;req[i]);</text:p>
      <text:p text:style-name="Normal"><text:s text:c="4"/>}</text:p>
      <text:p text:style-name="Normal"><text:s text:c="4"/>printf("Enter the initial position of the head: ");</text:p>
      <text:p text:style-name="Normal"><text:s text:c="4"/>scanf("%d", &amp;head);</text:p>
      <text:p text:style-name="Normal"><text:s text:c="4"/>printf("Enter the direction (1 for high, 0 for low): ");</text:p>
      <text:p text:style-name="Normal"><text:s text:c="4"/>scanf("%d", &amp;direction);</text:p>
      <text:p text:style-name="Normal"><text:s text:c="4"/>printf("Enter the disk size: ");</text:p>
      <text:p text:style-name="Normal"><text:s text:c="4"/>scanf("%d", &amp;disk_size);</text:p>
      <text:p text:style-name="Normal"><text:s text:c="4"/>scan(req, n, head, direction, disk_size);</text:p>
      <text:p text:style-name="Normal"><text:s text:c="4"/>return 0;</text:p>
      <text:p text:style-name="Normal">}</text:p>
      <text:p text:style-name="Normal"/>
      <text:p text:style-name="Normal">---------------------------------------------</text:p>
      <text:p text:style-name="Normal"/>
      <text:p text:style-name="Normal">9)DINING PHILOSOPHER<text:s/></text:p>
      <text:p text:style-name="Normal">#include&lt;stdio.h&gt;</text:p>
      <text:p text:style-name="Normal">#include&lt;stdlib.h&gt;</text:p>
      <text:p text:style-name="Normal">#include&lt;pthread.h&gt;</text:p>
      <text:p text:style-name="Normal">#include&lt;semaphore.h&gt;</text:p>
      <text:soft-page-break/>
      <text:p text:style-name="Normal">#include&lt;unistd.h&gt;</text:p>
      <text:p text:style-name="Normal">sem_t chopstick[5];</text:p>
      <text:p text:style-name="Normal">void * philos(void *);</text:p>
      <text:p text:style-name="Normal">void eat(int);</text:p>
      <text:p text:style-name="Normal">int main()</text:p>
      <text:p text:style-name="Normal"><text:s/>{</text:p>
      <text:p text:style-name="Normal"><text:s text:c="9"/>int i,n[5];</text:p>
      <text:p text:style-name="Normal"><text:s text:c="9"/>pthread_t T[5];</text:p>
      <text:p text:style-name="Normal"><text:s text:c="9"/>for(i=0;i&lt;5;i++)</text:p>
      <text:p text:style-name="Normal"><text:s text:c="9"/>sem_init(&amp;chopstick[i],0,1);</text:p>
      <text:p text:style-name="Normal"><text:s text:c="9"/>for(i=0;i&lt;5;i++){</text:p>
      <text:p text:style-name="Normal"><text:s text:c="17"/>n[i]=i;</text:p>
      <text:p text:style-name="Normal"><text:s text:c="17"/>pthread_create(&amp;T[i],NULL,philos,(void *)&amp;n[i]);</text:p>
      <text:p text:style-name="Normal"><text:s text:c="17"/>}</text:p>
      <text:p text:style-name="Normal"><text:s text:c="9"/>for(i=0;i&lt;5;i++)</text:p>
      <text:p text:style-name="Normal"><text:s text:c="17"/>pthread_join(T[i],NULL);</text:p>
      <text:p text:style-name="Normal"><text:s/>}</text:p>
      <text:p text:style-name="Normal">void * philos(void * n)</text:p>
      <text:p text:style-name="Normal"><text:s/>{</text:p>
      <text:p text:style-name="Normal"><text:s text:c="9"/>int ph=*(int *)n;</text:p>
      <text:p text:style-name="Normal"><text:s text:c="9"/>printf("Philosopher %d wants to eat\n",ph);</text:p>
      <text:p text:style-name="Normal"><text:s text:c="9"/>printf("Philosopher %d tries to pick left chopstick\n",ph);</text:p>
      <text:p text:style-name="Normal"><text:s text:c="9"/>sem_wait(&amp;chopstick[ph]);</text:p>
      <text:p text:style-name="Normal"><text:s text:c="9"/>printf("Philosopher %d picks the left chopstick\n",ph);</text:p>
      <text:p text:style-name="Normal"><text:s text:c="9"/>printf("Philosopher %d tries to pick the right chopstick\n",ph);</text:p>
      <text:p text:style-name="Normal"><text:s text:c="9"/>sem_wait(&amp;chopstick[(ph+1)%5]);</text:p>
      <text:p text:style-name="Normal"><text:s text:c="9"/>printf("Philosopher %d picks the right chopstick\n",ph);</text:p>
      <text:p text:style-name="Normal"><text:s text:c="9"/>eat(ph);</text:p>
      <text:p text:style-name="Normal"><text:s text:c="9"/>sleep(2);</text:p>
      <text:p text:style-name="Normal"><text:s text:c="9"/>printf("Philosopher %d has finished eating\n",ph);</text:p>
      <text:p text:style-name="Normal"><text:s text:c="9"/>sem_post(&amp;chopstick[(ph+1)%5]);</text:p>
      <text:soft-page-break/>
      <text:p text:style-name="Normal"><text:s text:c="9"/>printf("Philosopher %d leaves the right chopstick\n",ph);</text:p>
      <text:p text:style-name="Normal"><text:s text:c="9"/>sem_post(&amp;chopstick[ph]);</text:p>
      <text:p text:style-name="Normal"><text:s text:c="9"/>printf("Philosopher %d leaves the left chopstick\n",ph);</text:p>
      <text:p text:style-name="Normal"><text:s/>}</text:p>
      <text:p text:style-name="Normal"><text:s/>void eat(int ph)</text:p>
      <text:p text:style-name="Normal"><text:s/>{</text:p>
      <text:p text:style-name="Normal"><text:s text:c="9"/>printf("Philosopher %d begins to eat\n",ph);</text:p>
      <text:p text:style-name="Normal"><text:s/>}</text:p>
      <text:p text:style-name="Normal"/>
      <text:p text:style-name="Normal">--------------------------------------------------------------</text:p>
      <text:p text:style-name="Normal"/>
      <text:p text:style-name="Normal">10)SSTF</text:p>
      <text:p text:style-name="Normal">#include &lt;stdio.h&gt;</text:p>
      <text:p text:style-name="Normal">#include &lt;stdlib.h&gt;</text:p>
      <text:p text:style-name="Normal">#include &lt;math.h&gt;</text:p>
      <text:p text:style-name="Normal">void sort(int arr[], int n) {</text:p>
      <text:p text:style-name="Normal"><text:s text:c="4"/>int temp;</text:p>
      <text:p text:style-name="Normal"><text:s text:c="4"/>for (int i = 0; i &lt; n-1; i++) {</text:p>
      <text:p text:style-name="Normal"><text:s text:c="8"/>for (int j = 0; j &lt; n-i-1; j++) {</text:p>
      <text:p text:style-name="Normal"><text:s text:c="12"/>if (arr[j] &gt; arr[j+1]) {</text:p>
      <text:p text:style-name="Normal"><text:s text:c="16"/>temp = arr[j];</text:p>
      <text:p text:style-name="Normal"><text:s text:c="16"/>arr[j] = arr[j+1];</text:p>
      <text:p text:style-name="Normal"><text:s text:c="16"/>arr[j+1] = temp;</text:p>
      <text:p text:style-name="Normal"><text:s text:c="12"/>}</text:p>
      <text:p text:style-name="Normal"><text:s text:c="8"/>}</text:p>
      <text:p text:style-name="Normal"><text:s text:c="4"/>}</text:p>
      <text:p text:style-name="Normal">}</text:p>
      <text:p text:style-name="Normal">void sstf(int req[], int n, int head) {</text:p>
      <text:p text:style-name="Normal"><text:s text:c="4"/>int seek_count = 0;</text:p>
      <text:p text:style-name="Normal"><text:s text:c="4"/>int distance, cur_track;</text:p>
      <text:p text:style-name="Normal"><text:s text:c="4"/>int visited[n];</text:p>
      <text:soft-page-break/>
      <text:p text:style-name="Normal"><text:s text:c="4"/>for (int i = 0; i &lt; n; i++) {</text:p>
      <text:p text:style-name="Normal"><text:s text:c="8"/>visited[i] = 0;</text:p>
      <text:p text:style-name="Normal"><text:s text:c="4"/>}</text:p>
      <text:p text:style-name="Normal"><text:s text:c="4"/>printf("Seek Sequence is:\n");</text:p>
      <text:p text:style-name="Normal"><text:s text:c="4"/>for (int i = 0; i &lt; n; i++) {</text:p>
      <text:p text:style-name="Normal"><text:s text:c="8"/>int min = 1000, min_index;</text:p>
      <text:p text:style-name="Normal"><text:s text:c="8"/>for (int j = 0; j &lt; n; j++) {</text:p>
      <text:p text:style-name="Normal"><text:s text:c="12"/>if (!visited[j] &amp;&amp; abs(req[j] - head) &lt; min) {</text:p>
      <text:p text:style-name="Normal"><text:s text:c="16"/>min = abs(req[j] - head);</text:p>
      <text:p text:style-name="Normal"><text:s text:c="16"/>min_index = j;</text:p>
      <text:p text:style-name="Normal"><text:s text:c="12"/>}</text:p>
      <text:p text:style-name="Normal"><text:s text:c="8"/>}</text:p>
      <text:p text:style-name="Normal"><text:s text:c="8"/>visited[min_index] = 1;</text:p>
      <text:p text:style-name="Normal"><text:s text:c="8"/>cur_track = req[min_index];</text:p>
      <text:p text:style-name="Normal"><text:s text:c="8"/>printf("%d ", cur_track);</text:p>
      <text:p text:style-name="Normal"><text:s text:c="8"/>distance = abs(cur_track - head);</text:p>
      <text:p text:style-name="Normal"><text:s text:c="8"/>seek_count += distance;</text:p>
      <text:p text:style-name="Normal"><text:s text:c="8"/>head = cur_track;</text:p>
      <text:p text:style-name="Normal"><text:s text:c="4"/>}</text:p>
      <text:p text:style-name="Normal"><text:s text:c="4"/>printf("\nTotal seek count = %d\n", seek_count);</text:p>
      <text:p text:style-name="Normal">}</text:p>
      <text:p text:style-name="Normal">int main() {</text:p>
      <text:p text:style-name="Normal"><text:s text:c="4"/>int n, head;</text:p>
      <text:p text:style-name="Normal"><text:s text:c="4"/>printf("Enter the number of requests: ");</text:p>
      <text:p text:style-name="Normal"><text:s text:c="4"/>scanf("%d", &amp;n);</text:p>
      <text:p text:style-name="Normal"><text:s text:c="4"/>int req[n];</text:p>
      <text:p text:style-name="Normal"><text:s text:c="4"/>printf("Enter the requests: ");</text:p>
      <text:p text:style-name="Normal"><text:s text:c="4"/>for (int i = 0; i &lt; n; i++) {</text:p>
      <text:p text:style-name="Normal"><text:s text:c="8"/>scanf("%d", &amp;req[i]);</text:p>
      <text:p text:style-name="Normal"><text:s text:c="4"/>}</text:p>
      <text:p text:style-name="Normal"><text:s text:c="4"/>printf("Enter the initial position of the head: ");</text:p>
      <text:soft-page-break/>
      <text:p text:style-name="Normal"><text:s text:c="4"/>scanf("%d", &amp;head);</text:p>
      <text:p text:style-name="Normal"><text:s text:c="4"/>sstf(req, n, head);</text:p>
      <text:p text:style-name="Normal"><text:s text:c="4"/>return 0;</text:p>
      <text:p text:style-name="Normal">}</text:p>
      <text:p text:style-name="Normal"/>
      <text:p text:style-name="Normal">------------------------------------------------------</text:p>
      <text:p text:style-name="Normal"/>
      <text:p text:style-name="Normal"/>
      <text:p text:style-name="Normal">11).BANKER ALGO<text:s/></text:p>
      <text:p text:style-name="Normal">#include &lt;stdio.h&gt;</text:p>
      <text:p text:style-name="Normal">#include &lt;stdbool.h&gt;</text:p>
      <text:p text:style-name="Normal">int n, m;</text:p>
      <text:p text:style-name="Normal">int alloc[10][10], max[10][10], avail[10];</text:p>
      <text:p text:style-name="Normal">int need[10][10], work[10];</text:p>
      <text:p text:style-name="Normal">bool finish[10];</text:p>
      <text:p text:style-name="Normal">void calculateNeed() {</text:p>
      <text:p text:style-name="Normal"><text:s text:c="4"/>for (int i = 0; i &lt; n; i++) {</text:p>
      <text:p text:style-name="Normal"><text:s text:c="8"/>for (int j = 0; j &lt; m; j++) {</text:p>
      <text:p text:style-name="Normal"><text:s text:c="12"/>need[i][j] = max[i][j] - alloc[i][j];</text:p>
      <text:p text:style-name="Normal"><text:s text:c="8"/>}</text:p>
      <text:p text:style-name="Normal"><text:s text:c="4"/>}</text:p>
      <text:p text:style-name="Normal">}</text:p>
      <text:p text:style-name="Normal">bool isSafe() {</text:p>
      <text:p text:style-name="Normal"><text:s text:c="4"/>for (int i = 0; i &lt; n; i++) finish[i] = false;</text:p>
      <text:p text:style-name="Normal"><text:s text:c="4"/>for (int i = 0; i &lt; m; i++) work[i] = avail[i];</text:p>
      <text:p text:style-name="Normal"><text:s text:c="4"/>int safeSequence[n], index = 0;</text:p>
      <text:p text:style-name="Normal"><text:s text:c="4"/>for (int count = 0; count &lt; n; count++) {</text:p>
      <text:p text:style-name="Normal"><text:s text:c="8"/>bool found = false;</text:p>
      <text:p text:style-name="Normal"><text:s text:c="8"/>for (int p = 0; p &lt; n; p++) {</text:p>
      <text:p text:style-name="Normal"><text:s text:c="12"/>if (!finish[p]) {</text:p>
      <text:p text:style-name="Normal"><text:s text:c="16"/>int j;</text:p>
      <text:soft-page-break/>
      <text:p text:style-name="Normal"><text:s text:c="16"/>for (j = 0; j &lt; m; j++) {</text:p>
      <text:p text:style-name="Normal"><text:s text:c="20"/>if (need[p][j] &gt; work[j])</text:p>
      <text:p text:style-name="Normal"><text:s text:c="24"/>break;</text:p>
      <text:p text:style-name="Normal"><text:s text:c="16"/>}</text:p>
      <text:p text:style-name="Normal"><text:s text:c="16"/>if (j == m) {</text:p>
      <text:p text:style-name="Normal"><text:s text:c="20"/>for (int k = 0; k &lt; m; k++) {</text:p>
      <text:p text:style-name="Normal"><text:s text:c="24"/>work[k] += alloc[p][k];</text:p>
      <text:p text:style-name="Normal"><text:s text:c="20"/>}</text:p>
      <text:p text:style-name="Normal"><text:s text:c="20"/>safeSequence[index++] = p;</text:p>
      <text:p text:style-name="Normal"><text:s text:c="20"/>finish[p] = true;</text:p>
      <text:p text:style-name="Normal"><text:s text:c="20"/>found = true;</text:p>
      <text:p text:style-name="Normal"><text:s text:c="16"/>}</text:p>
      <text:p text:style-name="Normal"><text:s text:c="12"/>}</text:p>
      <text:p text:style-name="Normal"><text:s text:c="8"/>}</text:p>
      <text:p text:style-name="Normal"><text:s text:c="8"/>if (!found) {</text:p>
      <text:p text:style-name="Normal"><text:s text:c="12"/>printf("The system is not in a safe state\n");</text:p>
      <text:p text:style-name="Normal"><text:s text:c="12"/>return false;</text:p>
      <text:p text:style-name="Normal"><text:s text:c="8"/>}</text:p>
      <text:p text:style-name="Normal"><text:s text:c="4"/>}</text:p>
      <text:p text:style-name="Normal"><text:s text:c="4"/>printf("The system is in a safe state\nSafe sequence is: ");</text:p>
      <text:p text:style-name="Normal"><text:s text:c="4"/>for (int i = 0; i &lt; n; i++) {</text:p>
      <text:p text:style-name="Normal"><text:s text:c="8"/>printf("%d ", safeSequence[i]);</text:p>
      <text:p text:style-name="Normal"><text:s text:c="4"/>}</text:p>
      <text:p text:style-name="Normal"><text:s text:c="4"/>printf("\n");</text:p>
      <text:p text:style-name="Normal"><text:s text:c="4"/>return true;</text:p>
      <text:p text:style-name="Normal">}</text:p>
      <text:p text:style-name="Normal">int main() {</text:p>
      <text:p text:style-name="Normal"><text:s text:c="4"/>printf("Enter the number of processes: ");</text:p>
      <text:p text:style-name="Normal"><text:s text:c="4"/>scanf("%d", &amp;n);</text:p>
      <text:p text:style-name="Normal"><text:s text:c="4"/>printf("Enter the number of resources: ");</text:p>
      <text:p text:style-name="Normal"><text:s text:c="4"/>scanf("%d", &amp;m);</text:p>
      <text:soft-page-break/>
      <text:p text:style-name="Normal"><text:s text:c="4"/>printf("Enter the allocation matrix:\n");</text:p>
      <text:p text:style-name="Normal"><text:s text:c="4"/>for (int i = 0; i &lt; n; i++) {</text:p>
      <text:p text:style-name="Normal"><text:s text:c="8"/>for (int j = 0; j &lt; m; j++) {</text:p>
      <text:p text:style-name="Normal"><text:s text:c="12"/>scanf("%d", &amp;alloc[i][j]);</text:p>
      <text:p text:style-name="Normal"><text:s text:c="8"/>}</text:p>
      <text:p text:style-name="Normal"><text:s text:c="4"/>}</text:p>
      <text:p text:style-name="Normal"><text:s text:c="4"/>printf("Enter the maximum matrix:\n");</text:p>
      <text:p text:style-name="Normal"><text:s text:c="4"/>for (int i = 0; i &lt; n; i++) {</text:p>
      <text:p text:style-name="Normal"><text:s text:c="8"/>for (int j = 0; j &lt; m; j++) {</text:p>
      <text:p text:style-name="Normal"><text:s text:c="12"/>scanf("%d", &amp;max[i][j]);</text:p>
      <text:p text:style-name="Normal"><text:s text:c="8"/>}</text:p>
      <text:p text:style-name="Normal"><text:s text:c="4"/>}</text:p>
      <text:p text:style-name="Normal"><text:s text:c="4"/>printf("Enter the available resources:\n");</text:p>
      <text:p text:style-name="Normal"><text:s text:c="4"/>for (int j = 0; j &lt; m; j++) {</text:p>
      <text:p text:style-name="Normal"><text:s text:c="8"/>scanf("%d", &amp;avail[j]);</text:p>
      <text:p text:style-name="Normal"><text:s text:c="4"/>}</text:p>
      <text:p text:style-name="Normal"><text:s text:c="4"/>calculateNeed();</text:p>
      <text:p text:style-name="Normal"><text:s text:c="4"/>if (isSafe()) {</text:p>
      <text:p text:style-name="Normal"><text:s text:c="8"/>printf("System is in a safe state.\n");</text:p>
      <text:p text:style-name="Normal"><text:s text:c="4"/>} else {</text:p>
      <text:p text:style-name="Normal"><text:s text:c="8"/>printf("System is not in a safe state.\n");</text:p>
      <text:p text:style-name="Normal"><text:s text:c="4"/>}</text:p>
      <text:p text:style-name="Normal"><text:s text:c="4"/>return 0;</text:p>
      <text:p text:style-name="Normal">}</text:p>
      <text:p text:style-name="Normal"/>
      <text:p text:style-name="Normal">------------------------------------------------------------</text:p>
      <text:p text:style-name="Normal"/>
      <text:p text:style-name="Normal">12)FCFS</text:p>
      <text:p text:style-name="Normal">#include &lt;stdio.h&gt;</text:p>
      <text:p text:style-name="Normal">#include &lt;stdlib.h&gt;</text:p>
      <text:p text:style-name="Normal">void fcfs(int req[], int n, int head) {</text:p>
      <text:soft-page-break/>
      <text:p text:style-name="Normal"><text:s text:c="4"/>int seek_count = 0;</text:p>
      <text:p text:style-name="Normal"><text:s text:c="4"/>int distance, cur_track;</text:p>
      <text:p text:style-name="Normal"><text:s text:c="4"/>printf("Seek Sequence is:\n");</text:p>
      <text:p text:style-name="Normal"><text:s text:c="4"/>for (int i = 0; i &lt; n; i++) {</text:p>
      <text:p text:style-name="Normal"><text:s text:c="8"/>cur_track = req[i];</text:p>
      <text:p text:style-name="Normal"><text:s text:c="8"/>distance = abs(cur_track - head);</text:p>
      <text:p text:style-name="Normal"><text:s text:c="8"/>seek_count += distance;</text:p>
      <text:p text:style-name="Normal"><text:s text:c="8"/>head = cur_track;</text:p>
      <text:p text:style-name="Normal"><text:s text:c="8"/>printf("%d ", cur_track);</text:p>
      <text:p text:style-name="Normal"><text:s text:c="4"/>}</text:p>
      <text:p text:style-name="Normal"><text:s text:c="4"/>printf("\nTotal seek count = %d\n", seek_count);</text:p>
      <text:p text:style-name="Normal">}</text:p>
      <text:p text:style-name="Normal">int main() {</text:p>
      <text:p text:style-name="Normal"><text:s text:c="4"/>int n, head;</text:p>
      <text:p text:style-name="Normal"><text:s text:c="4"/>printf("Enter the number of requests: ");</text:p>
      <text:p text:style-name="Normal"><text:s text:c="4"/>scanf("%d", &amp;n);</text:p>
      <text:p text:style-name="Normal"><text:s text:c="4"/>int req[n];</text:p>
      <text:p text:style-name="Normal"><text:s text:c="4"/>printf("Enter the requests: ");</text:p>
      <text:p text:style-name="Normal"><text:s text:c="4"/>for (int i = 0; i &lt; n; i++) {</text:p>
      <text:p text:style-name="Normal"><text:s text:c="8"/>scanf("%d", &amp;req[i]);</text:p>
      <text:p text:style-name="Normal"><text:s text:c="4"/>}</text:p>
      <text:p text:style-name="Normal"><text:s text:c="4"/>printf("Enter the initial position of the head: ");</text:p>
      <text:p text:style-name="Normal"><text:s text:c="4"/>scanf("%d", &amp;head);</text:p>
      <text:p text:style-name="Normal"><text:s text:c="4"/>fcfs(req, n, head);</text:p>
      <text:p text:style-name="Normal"><text:s text:c="4"/>return 0;</text:p>
      <text:p text:style-name="Normal">}</text:p>
      <text:p text:style-name="Normal"/>
      <text:p text:style-name="Normal"/>
      <text:p text:style-name="Normal">-------------------------------------------------</text:p>
      <text:p text:style-name="Normal"/>
      <text:p text:style-name="Normal">13)First fit<text:s/></text:p>
      <text:p text:style-name="Normal"/>
      <text:p text:style-name="Normal">#include &lt;stdio.h&gt;</text:p>
      <text:p text:style-name="Normal">void firstFit(int blockSize[], int m, int processSize[], int n) {</text:p>
      <text:p text:style-name="Normal"><text:s text:c="4"/>int allocation[n];</text:p>
      <text:p text:style-name="Normal"><text:s text:c="4"/>for (int i = 0; i &lt; n; i++) {</text:p>
      <text:p text:style-name="Normal"><text:s text:c="8"/>allocation[i] = -1;<text:s/></text:p>
      <text:p text:style-name="Normal"><text:s text:c="4"/>}</text:p>
      <text:p text:style-name="Normal"><text:s text:c="4"/>for (int i = 0; i &lt; n; i++) {<text:s/></text:p>
      <text:p text:style-name="Normal"><text:s text:c="8"/>for (int j = 0; j &lt; m; j++) {<text:s/></text:p>
      <text:p text:style-name="Normal"><text:s text:c="12"/>if (blockSize[j] &gt;= processSize[i]) {</text:p>
      <text:p text:style-name="Normal"><text:s text:c="16"/>allocation[i] = j;</text:p>
      <text:p text:style-name="Normal"><text:s text:c="16"/>blockSize[j] -= processSize[i];<text:s/></text:p>
      <text:p text:style-name="Normal"><text:s text:c="16"/>break;<text:s/></text:p>
      <text:p text:style-name="Normal"><text:s text:c="12"/>}</text:p>
      <text:p text:style-name="Normal"><text:s text:c="8"/>}</text:p>
      <text:p text:style-name="Normal"><text:s text:c="4"/>}</text:p>
      <text:p text:style-name="Normal"><text:s text:c="4"/>printf("\nProcess No.\tProcess Size\tBlock no.\n");</text:p>
      <text:p text:style-name="Normal"><text:s text:c="4"/>for (int i = 0; i &lt; n; i++) {</text:p>
      <text:p text:style-name="Normal"><text:s text:c="8"/>printf(" %d\t\t%d\t\t", i + 1, processSize[i]);</text:p>
      <text:p text:style-name="Normal"><text:s text:c="8"/>if (allocation[i] != -1)</text:p>
      <text:p text:style-name="Normal"><text:s text:c="12"/>printf("%d\n", allocation[i] + 1);</text:p>
      <text:p text:style-name="Normal"><text:s text:c="8"/>else</text:p>
      <text:p text:style-name="Normal"><text:s text:c="12"/>printf("Not Allocated\n");</text:p>
      <text:p text:style-name="Normal"><text:s text:c="4"/>}</text:p>
      <text:p text:style-name="Normal">}</text:p>
      <text:p text:style-name="Normal">int main() {</text:p>
      <text:p text:style-name="Normal"><text:s text:c="4"/>int m, n;</text:p>
      <text:p text:style-name="Normal"><text:s text:c="4"/>printf("Enter the number of blocks: ");</text:p>
      <text:p text:style-name="Normal"><text:s text:c="4"/>scanf("%d", &amp;m);</text:p>
      <text:p text:style-name="Normal"><text:s text:c="4"/>int blockSize[m];</text:p>
      <text:p text:style-name="Normal"><text:s text:c="4"/>printf("Enter the size of each block: ");</text:p>
      <text:soft-page-break/>
      <text:p text:style-name="Normal"><text:s text:c="4"/>for (int i = 0; i &lt; m; i++) {</text:p>
      <text:p text:style-name="Normal"><text:s text:c="8"/>scanf("%d", &amp;blockSize[i]);</text:p>
      <text:p text:style-name="Normal"><text:s text:c="4"/>}</text:p>
      <text:p text:style-name="Normal"><text:s text:c="4"/>printf("Enter the number of processes: ");</text:p>
      <text:p text:style-name="Normal"><text:s text:c="4"/>scanf("%d", &amp;n);</text:p>
      <text:p text:style-name="Normal"><text:s text:c="4"/>int processSize[n];</text:p>
      <text:p text:style-name="Normal"><text:s text:c="4"/>printf("Enter the size of each process: ");</text:p>
      <text:p text:style-name="Normal"><text:s text:c="4"/>for (int i = 0; i &lt; n; i++) {</text:p>
      <text:p text:style-name="Normal"><text:s text:c="8"/>scanf("%d", &amp;processSize[i]);</text:p>
      <text:p text:style-name="Normal"><text:s text:c="4"/>}</text:p>
      <text:p text:style-name="Normal"><text:s text:c="4"/>firstFit(blockSize, m, processSize, n);</text:p>
      <text:p text:style-name="Normal"><text:s text:c="4"/>return 0;</text:p>
      <text:p text:style-name="Normal">}</text:p>
      <text:p text:style-name="Normal"/>
      <text:p text:style-name="Normal">-----------------------------------------------------------</text:p>
      <text:p text:style-name="Normal">14)FILE ORGANIZATION</text:p>
      <text:p text:style-name="Normal"/>
      <text:p text:style-name="Normal">#include &lt;stdio.h&gt;</text:p>
      <text:p text:style-name="Normal">#include &lt;string.h&gt;</text:p>
      <text:p text:style-name="Normal">#define MAX_FILES 100</text:p>
      <text:p text:style-name="Normal">typedef struct {</text:p>
      <text:p text:style-name="Normal"><text:s text:c="4"/>char name[30];</text:p>
      <text:p text:style-name="Normal">} File;</text:p>
      <text:p text:style-name="Normal">File directory[MAX_FILES];</text:p>
      <text:p text:style-name="Normal">int fileCount = 0;</text:p>
      <text:p text:style-name="Normal">void createFile(char name[]) {</text:p>
      <text:p text:style-name="Normal"><text:s text:c="4"/>for (int i = 0; i &lt; fileCount; i++) {</text:p>
      <text:p text:style-name="Normal"><text:s text:c="8"/>if (strcmp(directory[i].name, name) == 0) {</text:p>
      <text:p text:style-name="Normal"><text:s text:c="12"/>printf("File %s already exists.\n", name);</text:p>
      <text:p text:style-name="Normal"><text:s text:c="12"/>return;</text:p>
      <text:p text:style-name="Normal"><text:s text:c="8"/>}</text:p>
      <text:soft-page-break/>
      <text:p text:style-name="Normal"><text:s text:c="4"/>}</text:p>
      <text:p text:style-name="Normal"><text:s text:c="4"/>strcpy(directory[fileCount].name, name);</text:p>
      <text:p text:style-name="Normal"><text:s text:c="4"/>fileCount++;</text:p>
      <text:p text:style-name="Normal"><text:s text:c="4"/>printf("File %s created successfully.\n", name);</text:p>
      <text:p text:style-name="Normal">}</text:p>
      <text:p text:style-name="Normal">void deleteFile(char name[]) {</text:p>
      <text:p text:style-name="Normal"><text:s text:c="4"/>for (int i = 0; i &lt; fileCount; i++) {</text:p>
      <text:p text:style-name="Normal"><text:s text:c="8"/>if (strcmp(directory[i].name, name) == 0) {</text:p>
      <text:p text:style-name="Normal"><text:s text:c="12"/>for (int j = i; j &lt; fileCount - 1; j++) {</text:p>
      <text:p text:style-name="Normal"><text:s text:c="16"/>strcpy(directory[j].name, directory[j + 1].name);</text:p>
      <text:p text:style-name="Normal"><text:s text:c="12"/>}</text:p>
      <text:p text:style-name="Normal"><text:s text:c="12"/>fileCount--;</text:p>
      <text:p text:style-name="Normal"><text:s text:c="12"/>printf("File %s deleted successfully.\n", name);</text:p>
      <text:p text:style-name="Normal"><text:s text:c="12"/>return;</text:p>
      <text:p text:style-name="Normal"><text:s text:c="8"/>}</text:p>
      <text:p text:style-name="Normal"><text:s text:c="4"/>}</text:p>
      <text:p text:style-name="Normal"><text:s text:c="4"/>printf("File %s not found.\n", name);</text:p>
      <text:p text:style-name="Normal">}</text:p>
      <text:p text:style-name="Normal">void listFiles() {</text:p>
      <text:p text:style-name="Normal"><text:s text:c="4"/>if (fileCount == 0) {</text:p>
      <text:p text:style-name="Normal"><text:s text:c="8"/>printf("No files in the directory.\n");</text:p>
      <text:p text:style-name="Normal"><text:s text:c="8"/>return;</text:p>
      <text:p text:style-name="Normal"><text:s text:c="4"/>}</text:p>
      <text:p text:style-name="Normal"><text:s text:c="4"/>printf("Files in the directory:\n");</text:p>
      <text:p text:style-name="Normal"><text:s text:c="4"/>for (int i = 0; i &lt; fileCount; i++) {</text:p>
      <text:p text:style-name="Normal"><text:s text:c="8"/>printf("%s\n", directory[i].name);</text:p>
      <text:p text:style-name="Normal"><text:s text:c="4"/>}</text:p>
      <text:p text:style-name="Normal">}</text:p>
      <text:p text:style-name="Normal">int main() {</text:p>
      <text:p text:style-name="Normal"><text:s text:c="4"/>int choice;</text:p>
      <text:p text:style-name="Normal"><text:s text:c="4"/>char name[30];</text:p>
      <text:soft-page-break/>
      <text:p text:style-name="Normal"><text:s text:c="4"/>while (1) {</text:p>
      <text:p text:style-name="Normal"><text:s text:c="8"/>printf("\n1. Create File\n2. Delete File\n3. List Files\n4. Exit\n");</text:p>
      <text:p text:style-name="Normal"><text:s text:c="8"/>printf("Enter your choice: ");</text:p>
      <text:p text:style-name="Normal"><text:s text:c="8"/>scanf("%d", &amp;choice);</text:p>
      <text:p text:style-name="Normal"><text:s text:c="8"/>switch (choice) {</text:p>
      <text:p text:style-name="Normal"><text:s text:c="12"/>case 1:</text:p>
      <text:p text:style-name="Normal"><text:s text:c="16"/>printf("Enter the name of the file: ");</text:p>
      <text:p text:style-name="Normal"><text:s text:c="16"/>scanf("%s", name);</text:p>
      <text:p text:style-name="Normal"><text:s text:c="16"/>createFile(name);</text:p>
      <text:p text:style-name="Normal"><text:s text:c="16"/>break;</text:p>
      <text:p text:style-name="Normal"><text:s text:c="12"/>case 2:</text:p>
      <text:p text:style-name="Normal"><text:s text:c="16"/>printf("Enter the name of the file: ");</text:p>
      <text:p text:style-name="Normal"><text:s text:c="16"/>scanf("%s", name);</text:p>
      <text:p text:style-name="Normal"><text:s text:c="16"/>deleteFile(name);</text:p>
      <text:p text:style-name="Normal"><text:s text:c="16"/>break;</text:p>
      <text:p text:style-name="Normal"><text:s text:c="12"/>case 3:</text:p>
      <text:p text:style-name="Normal"><text:s text:c="16"/>listFiles();</text:p>
      <text:p text:style-name="Normal"><text:s text:c="16"/>break;</text:p>
      <text:p text:style-name="Normal"><text:s text:c="12"/>case 4:</text:p>
      <text:p text:style-name="Normal"><text:s text:c="16"/>return 0;</text:p>
      <text:p text:style-name="Normal"><text:s text:c="12"/>default:</text:p>
      <text:p text:style-name="Normal"><text:s text:c="16"/>printf("Invalid choice!\n");</text:p>
      <text:p text:style-name="Normal"><text:s text:c="8"/>}</text:p>
      <text:p text:style-name="Normal"><text:s text:c="4"/>}</text:p>
      <text:p text:style-name="Normal">}</text:p>
      <text:p text:style-name="Normal">-------------------------------------------------</text:p>
      <text:p text:style-name="Normal"/>
      <text:p text:style-name="Normal">15)BEST FIT<text:s/></text:p>
      <text:p text:style-name="Normal"/>
      <text:p text:style-name="Normal">#include &lt;stdio.h&gt;</text:p>
      <text:p text:style-name="Normal">void bestFit(int blockSize[], int m, int processSize[], int n) {</text:p>
      <text:soft-page-break/>
      <text:p text:style-name="Normal"><text:s text:c="4"/>int allocation[n];</text:p>
      <text:p text:style-name="Normal"><text:s text:c="4"/>for (int i = 0; i &lt; n; i++) {</text:p>
      <text:p text:style-name="Normal"><text:s text:c="8"/>allocation[i] = -1;<text:s/></text:p>
      <text:p text:style-name="Normal"><text:s text:c="4"/>}</text:p>
      <text:p text:style-name="Normal"><text:s text:c="4"/>for (int i = 0; i &lt; n; i++) {</text:p>
      <text:p text:style-name="Normal"><text:s text:c="8"/>int bestIdx = -1;</text:p>
      <text:p text:style-name="Normal"><text:s text:c="8"/>for (int j = 0; j &lt; m; j++) {<text:s/></text:p>
      <text:p text:style-name="Normal"><text:s text:c="12"/>if (blockSize[j] &gt;= processSize[i]) {</text:p>
      <text:p text:style-name="Normal"><text:s text:c="16"/>if (bestIdx == -1 || blockSize[bestIdx] &gt; blockSize[j]) {</text:p>
      <text:p text:style-name="Normal"><text:s text:c="20"/>bestIdx = j;</text:p>
      <text:p text:style-name="Normal"><text:s text:c="16"/>}</text:p>
      <text:p text:style-name="Normal"><text:s text:c="12"/>}</text:p>
      <text:p text:style-name="Normal"><text:s text:c="8"/>}</text:p>
      <text:p text:style-name="Normal"><text:s text:c="8"/>if (bestIdx != -1) {</text:p>
      <text:p text:style-name="Normal"><text:s text:c="12"/>allocation[i] = bestIdx;</text:p>
      <text:p text:style-name="Normal"><text:s text:c="12"/>blockSize[bestIdx] -= processSize[i];</text:p>
      <text:p text:style-name="Normal"><text:s text:c="8"/>}</text:p>
      <text:p text:style-name="Normal"><text:s text:c="4"/>}</text:p>
      <text:p text:style-name="Normal"><text:s text:c="4"/>printf("\nProcess No.\tProcess Size\tBlock no.\n");</text:p>
      <text:p text:style-name="Normal"><text:s text:c="4"/>for (int i = 0; i &lt; n; i++) {</text:p>
      <text:p text:style-name="Normal"><text:s text:c="8"/>printf(" %d\t\t%d\t\t", i + 1, processSize[i]);</text:p>
      <text:p text:style-name="Normal"><text:s text:c="8"/>if (allocation[i] != -1)</text:p>
      <text:p text:style-name="Normal"><text:s text:c="12"/>printf("%d\n", allocation[i] + 1);</text:p>
      <text:p text:style-name="Normal"><text:s text:c="8"/>else</text:p>
      <text:p text:style-name="Normal"><text:s text:c="12"/>printf("Not Allocated\n");</text:p>
      <text:p text:style-name="Normal"><text:s text:c="4"/>}</text:p>
      <text:p text:style-name="Normal">}</text:p>
      <text:p text:style-name="Normal">int main() {</text:p>
      <text:p text:style-name="Normal"><text:s text:c="4"/>int m, n;</text:p>
      <text:p text:style-name="Normal"><text:s text:c="4"/>printf("Enter the number of blocks: ");</text:p>
      <text:p text:style-name="Normal"><text:s text:c="4"/>scanf("%d", &amp;m);</text:p>
      <text:soft-page-break/>
      <text:p text:style-name="Normal"><text:s text:c="4"/>int blockSize[m];</text:p>
      <text:p text:style-name="Normal"><text:s text:c="4"/>printf("Enter the size of each block: ");</text:p>
      <text:p text:style-name="Normal"><text:s text:c="4"/>for (int i = 0; i &lt; m; i++) {</text:p>
      <text:p text:style-name="Normal"><text:s text:c="8"/>scanf("%d", &amp;blockSize[i]);</text:p>
      <text:p text:style-name="Normal"><text:s text:c="4"/>}</text:p>
      <text:p text:style-name="Normal"><text:s text:c="4"/>printf("Enter the number of processes: ");</text:p>
      <text:p text:style-name="Normal"><text:s text:c="4"/>scanf("%d", &amp;n);</text:p>
      <text:p text:style-name="Normal"><text:s text:c="4"/>int processSize[n];</text:p>
      <text:p text:style-name="Normal"><text:s text:c="4"/>printf("Enter the size of each process: ");</text:p>
      <text:p text:style-name="Normal"><text:s text:c="4"/>for (int i = 0; i &lt; n; i++) {</text:p>
      <text:p text:style-name="Normal"><text:s text:c="8"/>scanf("%d", &amp;processSize[i]);</text:p>
      <text:p text:style-name="Normal"><text:s text:c="4"/>}</text:p>
      <text:p text:style-name="Normal"><text:s text:c="4"/>bestFit(blockSize, m, processSize, n);</text:p>
      <text:p text:style-name="Normal"><text:s text:c="4"/>return 0;</text:p>
      <text:p text:style-name="Normal">}</text:p>
      <text:p text:style-name="Normal">-----------------------------------------</text:p>
      <text:p text:style-name="Normal">16)OPTIMAL REPLACEMENT</text:p>
      <text:p text:style-name="Normal">#include &lt;stdio.h&gt;</text:p>
      <text:p text:style-name="Normal">int findOptimal(int pages[], int n, int frames[], int numFrames, int currentIndex) {</text:p>
      <text:p text:style-name="Normal"><text:s text:c="4"/>int res = -1, farthest = currentIndex;</text:p>
      <text:p text:style-name="Normal"><text:s text:c="4"/>for (int i = 0; i &lt; numFrames; i++) {</text:p>
      <text:p text:style-name="Normal"><text:s text:c="8"/>int j;</text:p>
      <text:p text:style-name="Normal"><text:s text:c="8"/>for (j = currentIndex; j &lt; n; j++) {</text:p>
      <text:p text:style-name="Normal"><text:s text:c="12"/>if (frames[i] == pages[j]) {</text:p>
      <text:p text:style-name="Normal"><text:s text:c="16"/>if (j &gt; farthest) {</text:p>
      <text:p text:style-name="Normal"><text:s text:c="20"/>farthest = j;</text:p>
      <text:p text:style-name="Normal"><text:s text:c="20"/>res = i;</text:p>
      <text:p text:style-name="Normal"><text:s text:c="16"/>}</text:p>
      <text:p text:style-name="Normal"><text:s text:c="16"/>break;</text:p>
      <text:p text:style-name="Normal"><text:s text:c="12"/>}</text:p>
      <text:p text:style-name="Normal"><text:s text:c="8"/>}</text:p>
      <text:soft-page-break/>
      <text:p text:style-name="Normal"><text:s text:c="8"/>if (j == n) {</text:p>
      <text:p text:style-name="Normal"><text:s text:c="12"/>return i;</text:p>
      <text:p text:style-name="Normal"><text:s text:c="8"/>}</text:p>
      <text:p text:style-name="Normal"><text:s text:c="4"/>}</text:p>
      <text:p text:style-name="Normal"><text:s text:c="4"/>return (res == -1) ? 0 : res;</text:p>
      <text:p text:style-name="Normal">}</text:p>
      <text:p text:style-name="Normal">void optimalPageReplacement(int pages[], int n, int numFrames) {</text:p>
      <text:p text:style-name="Normal"><text:s text:c="4"/>int frames[numFrames];</text:p>
      <text:p text:style-name="Normal"><text:s text:c="4"/>for (int i = 0; i &lt; numFrames; i++) {</text:p>
      <text:p text:style-name="Normal"><text:s text:c="8"/>frames[i] = -1;</text:p>
      <text:p text:style-name="Normal"><text:s text:c="4"/>}</text:p>
      <text:p text:style-name="Normal"><text:s text:c="4"/>int hit = 0, miss = 0;</text:p>
      <text:p text:style-name="Normal"><text:s text:c="4"/>for (int i = 0; i &lt; n; i++) {</text:p>
      <text:p text:style-name="Normal"><text:s text:c="8"/>int j;</text:p>
      <text:p text:style-name="Normal"><text:s text:c="8"/>for (j = 0; j &lt; numFrames; j++) {</text:p>
      <text:p text:style-name="Normal"><text:s text:c="12"/>if (frames[j] == pages[i]) {</text:p>
      <text:p text:style-name="Normal"><text:s text:c="16"/>hit++;</text:p>
      <text:p text:style-name="Normal"><text:s text:c="16"/>break;</text:p>
      <text:p text:style-name="Normal"><text:s text:c="12"/>}</text:p>
      <text:p text:style-name="Normal"><text:s text:c="8"/>}</text:p>
      <text:p text:style-name="Normal"><text:s text:c="8"/>if (j == numFrames) {</text:p>
      <text:p text:style-name="Normal"><text:s text:c="12"/>miss++;</text:p>
      <text:p text:style-name="Normal"><text:s text:c="12"/>int pos = findOptimal(pages, n, frames, numFrames, i + 1);</text:p>
      <text:p text:style-name="Normal"><text:s text:c="12"/>frames[pos] = pages[i];</text:p>
      <text:p text:style-name="Normal"><text:s text:c="8"/>}</text:p>
      <text:p text:style-name="Normal"><text:s text:c="8"/>printf("\nFrames after accessing page %d: ", pages[i]);</text:p>
      <text:p text:style-name="Normal"><text:s text:c="8"/>for (int k = 0; k &lt; numFrames; k++) {</text:p>
      <text:p text:style-name="Normal"><text:s text:c="12"/>if (frames[k] != -1)</text:p>
      <text:p text:style-name="Normal"><text:s text:c="16"/>printf("%d ", frames[k]);</text:p>
      <text:p text:style-name="Normal"><text:s text:c="12"/>else</text:p>
      <text:p text:style-name="Normal"><text:s text:c="16"/>printf("- ");</text:p>
      <text:soft-page-break/>
      <text:p text:style-name="Normal"><text:s text:c="8"/>}</text:p>
      <text:p text:style-name="Normal"><text:s text:c="4"/>}</text:p>
      <text:p text:style-name="Normal"><text:s text:c="4"/>printf("\nTotal Page Hits: %d\n", hit);</text:p>
      <text:p text:style-name="Normal"><text:s text:c="4"/>printf("Total Page Misses: %d\n", miss);</text:p>
      <text:p text:style-name="Normal">}</text:p>
      <text:p text:style-name="Normal">int main() {</text:p>
      <text:p text:style-name="Normal"><text:s text:c="4"/>int n, numFrames;</text:p>
      <text:p text:style-name="Normal"><text:s text:c="4"/>printf("Enter the number of pages: ");</text:p>
      <text:p text:style-name="Normal"><text:s text:c="4"/>scanf("%d", &amp;n);</text:p>
      <text:p text:style-name="Normal"><text:s text:c="4"/>int pages[n];</text:p>
      <text:p text:style-name="Normal"><text:s text:c="4"/>printf("Enter the pages: ");</text:p>
      <text:p text:style-name="Normal"><text:s text:c="4"/>for (int i = 0; i &lt; n; i++) {</text:p>
      <text:p text:style-name="Normal"><text:s text:c="8"/>scanf("%d", &amp;pages[i]);</text:p>
      <text:p text:style-name="Normal"><text:s text:c="4"/>}</text:p>
      <text:p text:style-name="Normal"><text:s text:c="4"/>printf("Enter the number of frames: ");</text:p>
      <text:p text:style-name="Normal"><text:s text:c="4"/>scanf("%d", &amp;numFrames);</text:p>
      <text:p text:style-name="Normal"><text:s text:c="4"/>optimalPageReplacement(pages, n, numFrames);</text:p>
      <text:p text:style-name="Normal"><text:s text:c="4"/>return 0;</text:p>
      <text:p text:style-name="Normal">}</text:p>
      <text:p text:style-name="Normal">--------------------------------------------------------</text:p>
      <text:p text:style-name="Normal"/>
      <text:p text:style-name="Normal">17)WORST FIT</text:p>
      <text:p text:style-name="Normal"/>
      <text:p text:style-name="Normal"><text:s/>#include &lt;stdio.h&gt;</text:p>
      <text:p text:style-name="Normal">void worstFit(int blockSize[], int m, int processSize[], int n) {</text:p>
      <text:p text:style-name="Normal"><text:s text:c="4"/>int allocation[n];</text:p>
      <text:p text:style-name="Normal"><text:s text:c="4"/>for (int i = 0; i &lt; n; i++) {</text:p>
      <text:p text:style-name="Normal"><text:s text:c="8"/>allocation[i] = -1;<text:s/></text:p>
      <text:p text:style-name="Normal"><text:s text:c="4"/>}</text:p>
      <text:p text:style-name="Normal"><text:s text:c="4"/>for (int i = 0; i &lt; n; i++) {</text:p>
      <text:p text:style-name="Normal"><text:s text:c="8"/>int worstIdx = -1;</text:p>
      <text:soft-page-break/>
      <text:p text:style-name="Normal"><text:s text:c="8"/>for (int j = 0; j &lt; m; j++) {<text:s/></text:p>
      <text:p text:style-name="Normal"><text:s text:c="12"/>if (blockSize[j] &gt;= processSize[i]) {</text:p>
      <text:p text:style-name="Normal"><text:s text:c="16"/>if (worstIdx == -1 || blockSize[worstIdx] &lt; blockSize[j]) {</text:p>
      <text:p text:style-name="Normal"><text:s text:c="20"/>worstIdx = j;</text:p>
      <text:p text:style-name="Normal"><text:s text:c="16"/>}</text:p>
      <text:p text:style-name="Normal"><text:s text:c="12"/>}</text:p>
      <text:p text:style-name="Normal"><text:s text:c="8"/>}</text:p>
      <text:p text:style-name="Normal"><text:s text:c="8"/>if (worstIdx != -1) {</text:p>
      <text:p text:style-name="Normal"><text:s text:c="12"/>allocation[i] = worstIdx;</text:p>
      <text:p text:style-name="Normal"><text:s text:c="12"/>blockSize[worstIdx] -= processSize[i];</text:p>
      <text:p text:style-name="Normal"><text:s text:c="8"/>}</text:p>
      <text:p text:style-name="Normal"><text:s text:c="4"/>}</text:p>
      <text:p text:style-name="Normal"><text:s text:c="4"/>printf("\nProcess No.\tProcess Size\tBlock no.\n");</text:p>
      <text:p text:style-name="Normal"><text:s text:c="4"/>for (int i = 0; i &lt; n; i++) {</text:p>
      <text:p text:style-name="Normal"><text:s text:c="8"/>printf(" %d\t\t%d\t\t", i + 1, processSize[i]);</text:p>
      <text:p text:style-name="Normal"><text:s text:c="8"/>if (allocation[i] != -1)</text:p>
      <text:p text:style-name="Normal"><text:s text:c="12"/>printf("%d\n", allocation[i] + 1);</text:p>
      <text:p text:style-name="Normal"><text:s text:c="8"/>else</text:p>
      <text:p text:style-name="Normal"><text:s text:c="12"/>printf("Not Allocated\n");</text:p>
      <text:p text:style-name="Normal"><text:s text:c="4"/>}</text:p>
      <text:p text:style-name="Normal">}</text:p>
      <text:p text:style-name="Normal">int main() {</text:p>
      <text:p text:style-name="Normal"><text:s text:c="4"/>int m, n;</text:p>
      <text:p text:style-name="Normal"><text:s text:c="4"/>printf("Enter the number of blocks: ");</text:p>
      <text:p text:style-name="Normal"><text:s text:c="4"/>scanf("%d", &amp;m);</text:p>
      <text:p text:style-name="Normal"><text:s text:c="4"/>int blockSize[m];</text:p>
      <text:p text:style-name="Normal"><text:s text:c="4"/>printf("Enter the size of each block: ");</text:p>
      <text:p text:style-name="Normal"><text:s text:c="4"/>for (int i = 0; i &lt; m; i++) {</text:p>
      <text:p text:style-name="Normal"><text:s text:c="8"/>scanf("%d", &amp;blockSize[i]);</text:p>
      <text:p text:style-name="Normal"><text:s text:c="4"/>}</text:p>
      <text:p text:style-name="Normal"><text:s text:c="4"/>printf("Enter the number of processes: ");</text:p>
      <text:soft-page-break/>
      <text:p text:style-name="Normal"><text:s text:c="4"/>scanf("%d", &amp;n);</text:p>
      <text:p text:style-name="Normal"><text:s text:c="4"/>int processSize[n];</text:p>
      <text:p text:style-name="Normal"><text:s text:c="4"/>printf("Enter the size of each process: ");</text:p>
      <text:p text:style-name="Normal"><text:s text:c="4"/>for (int i = 0; i &lt; n; i++) {</text:p>
      <text:p text:style-name="Normal"><text:s text:c="8"/>scanf("%d", &amp;processSize[i]);</text:p>
      <text:p text:style-name="Normal"><text:s text:c="4"/>}</text:p>
      <text:p text:style-name="Normal"><text:s text:c="4"/>worstFit(blockSize, m, processSize, n);</text:p>
      <text:p text:style-name="Normal"><text:s text:c="4"/>return 0;</text:p>
      <text:p text:style-name="Normal">}</text:p>
      <text:p text:style-name="Normal">----------------------------------------------------</text:p>
      <text:p text:style-name="Normal">18)LRU</text:p>
      <text:p text:style-name="Normal">#include &lt;stdio.h&gt;</text:p>
      <text:p text:style-name="Normal">int findLRU(int time[], int n) {</text:p>
      <text:p text:style-name="Normal"><text:s text:c="4"/>int minimum = time[0], pos = 0;</text:p>
      <text:p text:style-name="Normal"><text:s text:c="4"/>for (int i = 1; i &lt; n; i++) {</text:p>
      <text:p text:style-name="Normal"><text:s text:c="8"/>if (time[i] &lt; minimum) {</text:p>
      <text:p text:style-name="Normal"><text:s text:c="12"/>minimum = time[i];</text:p>
      <text:p text:style-name="Normal"><text:s text:c="12"/>pos = i;</text:p>
      <text:p text:style-name="Normal"><text:s text:c="8"/>}</text:p>
      <text:p text:style-name="Normal"><text:s text:c="4"/>}</text:p>
      <text:p text:style-name="Normal"><text:s text:c="4"/>return pos;</text:p>
      <text:p text:style-name="Normal">}</text:p>
      <text:p text:style-name="Normal">void LRU(int pages[], int n, int frames[], int numFrames) {</text:p>
      <text:p text:style-name="Normal"><text:s text:c="4"/>int counter = 0, time[numFrames], flag1, flag2, pos, faults = 0;</text:p>
      <text:p text:style-name="Normal"><text:s text:c="4"/>for (int i = 0; i &lt; numFrames; ++i) {</text:p>
      <text:p text:style-name="Normal"><text:s text:c="8"/>frames[i] = -1;</text:p>
      <text:p text:style-name="Normal"><text:s text:c="4"/>}</text:p>
      <text:p text:style-name="Normal"><text:s text:c="4"/>printf("\nPage\tFrames\n");</text:p>
      <text:p text:style-name="Normal"><text:s text:c="4"/>for (int i = 0; i &lt; n; ++i) {</text:p>
      <text:p text:style-name="Normal"><text:s text:c="8"/>flag1 = flag2 = 0;</text:p>
      <text:p text:style-name="Normal"><text:s text:c="8"/>for (int j = 0; j &lt; numFrames; ++j) {</text:p>
      <text:soft-page-break/>
      <text:p text:style-name="Normal"><text:s text:c="12"/>if (frames[j] == pages[i]) {</text:p>
      <text:p text:style-name="Normal"><text:s text:c="16"/>counter++;</text:p>
      <text:p text:style-name="Normal"><text:s text:c="16"/>time[j] = counter;</text:p>
      <text:p text:style-name="Normal"><text:s text:c="16"/>flag1 = flag2 = 1;</text:p>
      <text:p text:style-name="Normal"><text:s text:c="16"/>break;</text:p>
      <text:p text:style-name="Normal"><text:s text:c="12"/>}</text:p>
      <text:p text:style-name="Normal"><text:s text:c="8"/>}</text:p>
      <text:p text:style-name="Normal"><text:s text:c="8"/>if (flag1 == 0) {</text:p>
      <text:p text:style-name="Normal"><text:s text:c="12"/>for (int j = 0; j &lt; numFrames; ++j) {</text:p>
      <text:p text:style-name="Normal"><text:s text:c="16"/>if (frames[j] == -1) {</text:p>
      <text:p text:style-name="Normal"><text:s text:c="20"/>counter++;</text:p>
      <text:p text:style-name="Normal"><text:s text:c="20"/>faults++;</text:p>
      <text:p text:style-name="Normal"><text:s text:c="20"/>frames[j] = pages[i];</text:p>
      <text:p text:style-name="Normal"><text:s text:c="20"/>time[j] = counter;</text:p>
      <text:p text:style-name="Normal"><text:s text:c="20"/>flag2 = 1;</text:p>
      <text:p text:style-name="Normal"><text:s text:c="20"/>break;</text:p>
      <text:p text:style-name="Normal"><text:s text:c="16"/>}</text:p>
      <text:p text:style-name="Normal"><text:s text:c="12"/>}</text:p>
      <text:p text:style-name="Normal"><text:s text:c="8"/>}</text:p>
      <text:p text:style-name="Normal"><text:s text:c="8"/>if (flag2 == 0) {</text:p>
      <text:p text:style-name="Normal"><text:s text:c="12"/>pos = findLRU(time, numFrames);</text:p>
      <text:p text:style-name="Normal"><text:s text:c="12"/>counter++;</text:p>
      <text:p text:style-name="Normal"><text:s text:c="12"/>faults++;</text:p>
      <text:p text:style-name="Normal"><text:s text:c="12"/>frames[pos] = pages[i];</text:p>
      <text:p text:style-name="Normal"><text:s text:c="12"/>time[pos] = counter;</text:p>
      <text:p text:style-name="Normal"><text:s text:c="8"/>}</text:p>
      <text:p text:style-name="Normal"><text:s text:c="8"/>printf("%d\t", pages[i]);</text:p>
      <text:p text:style-name="Normal"><text:s text:c="8"/>for (int j = 0; j &lt; numFrames; ++j) {</text:p>
      <text:p text:style-name="Normal"><text:s text:c="12"/>if (frames[j] != -1) {</text:p>
      <text:p text:style-name="Normal"><text:s text:c="16"/>printf("%d ", frames[j]);</text:p>
      <text:p text:style-name="Normal"><text:s text:c="12"/>} else {</text:p>
      <text:soft-page-break/>
      <text:p text:style-name="Normal"><text:s text:c="16"/>printf("- ");</text:p>
      <text:p text:style-name="Normal"><text:s text:c="12"/>}</text:p>
      <text:p text:style-name="Normal"><text:s text:c="8"/>}</text:p>
      <text:p text:style-name="Normal"><text:s text:c="8"/>printf("\n");</text:p>
      <text:p text:style-name="Normal"><text:s text:c="4"/>}</text:p>
      <text:p text:style-name="Normal"><text:s text:c="4"/>printf("\nTotal Page Faults = %d\n", faults);</text:p>
      <text:p text:style-name="Normal">}</text:p>
      <text:p text:style-name="Normal">int main() {</text:p>
      <text:p text:style-name="Normal"><text:s text:c="4"/>int n, numFrames;</text:p>
      <text:p text:style-name="Normal"><text:s text:c="4"/>printf("Enter the number of pages: ");</text:p>
      <text:p text:style-name="Normal"><text:s text:c="4"/>scanf("%d", &amp;n);</text:p>
      <text:p text:style-name="Normal"><text:s text:c="4"/>int pages[n];</text:p>
      <text:p text:style-name="Normal"><text:s text:c="4"/>printf("Enter the pages: ");</text:p>
      <text:p text:style-name="Normal"><text:s text:c="4"/>for (int i = 0; i &lt; n; i++) {</text:p>
      <text:p text:style-name="Normal"><text:s text:c="8"/>scanf("%d", &amp;pages[i]);</text:p>
      <text:p text:style-name="Normal"><text:s text:c="4"/>}</text:p>
      <text:p text:style-name="Normal"><text:s text:c="4"/>printf("Enter the number of frames: ");</text:p>
      <text:p text:style-name="Normal"><text:s text:c="4"/>scanf("%d", &amp;numFrames);</text:p>
      <text:p text:style-name="Normal"><text:s text:c="4"/>int frames[numFrames];</text:p>
      <text:p text:style-name="Normal"><text:s text:c="4"/>LRU(pages, n, frames, numFrames);</text:p>
      <text:p text:style-name="Normal"><text:s text:c="4"/>return 0;</text:p>
      <text:p text:style-name="Normal">}</text:p>
      <text:p text:style-name="Normal">-----------------------------------------------------------------</text:p>
      <text:p text:style-name="Normal"/>
      <text:p text:style-name="Normal">19)UNIX SYSTEM CALLS<text:s/></text:p>
      <text:p text:style-name="Normal">(I)PROCESS MGMT FORK,WAIT,EXEC</text:p>
      <text:p text:style-name="Normal">#include&lt;stdio.h&gt;</text:p>
      <text:p text:style-name="Normal">#include&lt;stdlib.h&gt;</text:p>
      <text:p text:style-name="Normal">#include&lt;sys/wait.h&gt;</text:p>
      <text:p text:style-name="Normal">#include&lt;unistd.h&gt;</text:p>
      <text:p text:style-name="Normal">int main()</text:p>
      <text:soft-page-break/>
      <text:p text:style-name="Normal">{</text:p>
      <text:p text:style-name="Normal">int pid;</text:p>
      <text:p text:style-name="Normal">pid=fork();</text:p>
      <text:p text:style-name="Normal">if(pid&lt;0)</text:p>
      <text:p text:style-name="Normal">printf("Error");</text:p>
      <text:p text:style-name="Normal">else if(pid==0)</text:p>
      <text:p text:style-name="Normal">{</text:p>
      <text:p text:style-name="Normal">printf("Child Process\n");</text:p>
      <text:p text:style-name="Normal">printf("Child ID: %d\n",getpid());</text:p>
      <text:p text:style-name="Normal">printf("Print ID:%d\n",getppid());</text:p>
      <text:p text:style-name="Normal">exit(0);</text:p>
      <text:p text:style-name="Normal">}</text:p>
      <text:p text:style-name="Normal">else</text:p>
      <text:p text:style-name="Normal">{</text:p>
      <text:p text:style-name="Normal">printf("Parent Process\n");</text:p>
      <text:p text:style-name="Normal">wait(NULL);</text:p>
      <text:p text:style-name="Normal">printf("Parent ID:%d\n",getpid());</text:p>
      <text:p text:style-name="Normal">}</text:p>
      <text:p text:style-name="Normal">return 0;</text:p>
      <text:p text:style-name="Normal">}</text:p>
      <text:p text:style-name="Normal"/>
      <text:p text:style-name="Normal">(II)DIRECTORY MGMT OPENDIR,READDIR,CLOSEDIR</text:p>
      <text:p text:style-name="Normal">#include&lt;stdio.h&gt;</text:p>
      <text:p text:style-name="Normal">#include&lt;dirent.h&gt;</text:p>
      <text:p text:style-name="Normal">#include&lt;stdlib.h&gt;</text:p>
      <text:p text:style-name="Normal">int main()</text:p>
      <text:p text:style-name="Normal">{</text:p>
      <text:p text:style-name="Normal">DIR *dirp;</text:p>
      <text:p text:style-name="Normal">struct dirent *dp;</text:p>
      <text:p text:style-name="Normal">if((dirp=opendir("C:\\Users\\Deepa\\Desktop"))==NULL)</text:p>
      <text:p text:style-name="Normal">{</text:p>
      <text:soft-page-break/>
      <text:p text:style-name="Normal">printf("Can't open the file");</text:p>
      <text:p text:style-name="Normal">exit(0);</text:p>
      <text:p text:style-name="Normal">}</text:p>
      <text:p text:style-name="Normal">for(dp=readdir(dirp);dp!=NULL;dp=readdir(dirp))</text:p>
      <text:p text:style-name="Normal">{</text:p>
      <text:p text:style-name="Normal">if(dp)</text:p>
      <text:p text:style-name="Normal">printf("%s\n",dp-&gt;d_name);</text:p>
      <text:p text:style-name="Normal">}</text:p>
      <text:p text:style-name="Normal">closedir(dirp);</text:p>
      <text:p text:style-name="Normal">return 0;</text:p>
      <text:p text:style-name="Normal">}</text:p>
      <text:p text:style-name="Normal"/>
      <text:p text:style-name="Normal">(III)I/O SYSTEM CALLS</text:p>
      <text:p text:style-name="Normal">#include&lt;stdio.h&gt;</text:p>
      <text:p text:style-name="Normal">#include&lt;unistd.h&gt;</text:p>
      <text:p text:style-name="Normal">#include&lt;fcntl.h&gt;</text:p>
      <text:p text:style-name="Normal">#include&lt;sys/stat.h&gt;</text:p>
      <text:p text:style-name="Normal">#include&lt;sys/types.h&gt;</text:p>
      <text:p text:style-name="Normal">int main()</text:p>
      <text:p text:style-name="Normal">{</text:p>
      <text:p text:style-name="Normal">int n, fd;</text:p>
      <text:p text:style-name="Normal">char buff[25];</text:p>
      <text:p text:style-name="Normal">printf("Enter text to write in the file :\n");</text:p>
      <text:p text:style-name="Normal">n=read(0, buff, 50);</text:p>
      <text:p text:style-name="Normal">fd=open("C:\\Users\\Deepa\\Desktop\\A.txt",O_CREAT | O_RDWR,0777);</text:p>
      <text:p text:style-name="Normal">write(fd,buff,n);</text:p>
      <text:p text:style-name="Normal">write(1,buff,n);</text:p>
      <text:p text:style-name="Normal">int close(int fd);</text:p>
      <text:p text:style-name="Normal">return 0;</text:p>
      <text:p text:style-name="Normal">}</text:p>
      <text:p text:style-name="Normal">------------------------------------------</text:p>
      <text:soft-page-break/>
      <text:p text:style-name="Normal">20)FIFO</text:p>
      <text:p text:style-name="Normal">#include &lt;stdio.h&gt;</text:p>
      <text:p text:style-name="Normal">void FIFO(int pages[], int n, int numFrames) {</text:p>
      <text:p text:style-name="Normal"><text:s text:c="4"/>int frames[numFrames];</text:p>
      <text:p text:style-name="Normal"><text:s text:c="4"/>int front = 0, faults = 0;</text:p>
      <text:p text:style-name="Normal"><text:s text:c="4"/>for (int i = 0; i &lt; numFrames; ++i) {</text:p>
      <text:p text:style-name="Normal"><text:s text:c="8"/>frames[i] = -1;</text:p>
      <text:p text:style-name="Normal"><text:s text:c="4"/>}</text:p>
      <text:p text:style-name="Normal"><text:s text:c="4"/>printf("\nPage\tFrames\n");</text:p>
      <text:p text:style-name="Normal"><text:s text:c="4"/>for (int i = 0; i &lt; n; ++i) {</text:p>
      <text:p text:style-name="Normal"><text:s text:c="8"/>int flag = 0;</text:p>
      <text:p text:style-name="Normal"><text:s text:c="8"/>for (int j = 0; j &lt; numFrames; ++j) {</text:p>
      <text:p text:style-name="Normal"><text:s text:c="12"/>if (frames[j] == pages[i]) {</text:p>
      <text:p text:style-name="Normal"><text:s text:c="16"/>flag = 1;</text:p>
      <text:p text:style-name="Normal"><text:s text:c="16"/>break;</text:p>
      <text:p text:style-name="Normal"><text:s text:c="12"/>}</text:p>
      <text:p text:style-name="Normal"><text:s text:c="8"/>}</text:p>
      <text:p text:style-name="Normal"><text:s text:c="8"/>if (flag == 0) {</text:p>
      <text:p text:style-name="Normal"><text:s text:c="12"/>frames[front] = pages[i];</text:p>
      <text:p text:style-name="Normal"><text:s text:c="12"/>front = (front + 1) % numFrames;</text:p>
      <text:p text:style-name="Normal"><text:s text:c="12"/>faults++;</text:p>
      <text:p text:style-name="Normal"><text:s text:c="8"/>}</text:p>
      <text:p text:style-name="Normal"><text:s text:c="8"/>printf("%d\t", pages[i]);</text:p>
      <text:p text:style-name="Normal"><text:s text:c="8"/>for (int j = 0; j &lt; numFrames; ++j) {</text:p>
      <text:p text:style-name="Normal"><text:s text:c="12"/>if (frames[j] != -1) {</text:p>
      <text:p text:style-name="Normal"><text:s text:c="16"/>printf("%d ", frames[j]);</text:p>
      <text:p text:style-name="Normal"><text:s text:c="12"/>} else {</text:p>
      <text:p text:style-name="Normal"><text:s text:c="16"/>printf("- ");</text:p>
      <text:p text:style-name="Normal"><text:s text:c="12"/>}</text:p>
      <text:p text:style-name="Normal"><text:s text:c="8"/>}</text:p>
      <text:p text:style-name="Normal"><text:s text:c="8"/>printf("\n");</text:p>
      <text:soft-page-break/>
      <text:p text:style-name="Normal"><text:s text:c="4"/>}</text:p>
      <text:p text:style-name="Normal"><text:s text:c="4"/>printf("\nTotal Page Faults = %d\n", faults);</text:p>
      <text:p text:style-name="Normal">}</text:p>
      <text:p text:style-name="Normal">int main() {</text:p>
      <text:p text:style-name="Normal"><text:s text:c="4"/>int n, numFrames;</text:p>
      <text:p text:style-name="Normal"><text:s text:c="4"/>printf("Enter the number of pages: ");</text:p>
      <text:p text:style-name="Normal"><text:s text:c="4"/>scanf("%d", &amp;n);</text:p>
      <text:p text:style-name="Normal"><text:s text:c="4"/>int pages[n];</text:p>
      <text:p text:style-name="Normal"><text:s text:c="4"/>printf("Enter the pages: ");</text:p>
      <text:p text:style-name="Normal"><text:s text:c="4"/>for (int i = 0; i &lt; n; i++) {</text:p>
      <text:p text:style-name="Normal"><text:s text:c="8"/>scanf("%d", &amp;pages[i]);</text:p>
      <text:p text:style-name="Normal"><text:s text:c="4"/>}</text:p>
      <text:p text:style-name="Normal"><text:s text:c="4"/>printf("Enter the number of frames: ");</text:p>
      <text:p text:style-name="Normal"><text:s text:c="4"/>scanf("%d", &amp;numFrames);</text:p>
      <text:p text:style-name="Normal"><text:s text:c="4"/>FIFO(pages, n, numFrames);</text:p>
      <text:p text:style-name="Normal"><text:s text:c="4"/>return 0;</text:p>
      <text:p text:style-name="Normal">}</text:p>
      <text:p text:style-name="Normal">--------------------------------------------------------------------------//PAGE FAULT</text:p>
      <text:p text:style-name="Normal">#include&lt;algorithm&gt;</text:p>
      <text:p text:style-name="Normal">#include&lt;iostream&gt;</text:p>
      <text:p text:style-name="Normal">using namespace std;</text:p>
      <text:p text:style-name="Normal">int main(){</text:p>
      <text:p text:style-name="Normal"><text:s text:c="4"/>int n;</text:p>
      <text:p text:style-name="Normal"><text:s text:c="4"/>cin&gt;&gt;n;</text:p>
      <text:p text:style-name="Normal"><text:s text:c="4"/>int p[n];</text:p>
      <text:p text:style-name="Normal"><text:s text:c="4"/>for(int i=0;i&lt;n;i++){</text:p>
      <text:p text:style-name="Normal"><text:s text:c="8"/>cin&gt;&gt;p[i];</text:p>
      <text:p text:style-name="Normal"><text:s text:c="4"/>}</text:p>
      <text:p text:style-name="Normal"><text:s text:c="4"/>int a=-1,b=-1,c=-1,pf=0;</text:p>
      <text:p text:style-name="Normal"><text:s text:c="4"/>for(int i=0;i&lt;n;i++){</text:p>
      <text:p text:style-name="Normal"><text:s text:c="8"/>if(p[i]==a){</text:p>
      <text:soft-page-break/>
      <text:p text:style-name="Normal"><text:s text:c="11"/>continue;</text:p>
      <text:p text:style-name="Normal"><text:s text:c="8"/>}</text:p>
      <text:p text:style-name="Normal"><text:s text:c="8"/>else if(p[i]==b){</text:p>
      <text:p text:style-name="Normal"><text:s text:c="8"/>continue;</text:p>
      <text:p text:style-name="Normal"><text:s text:c="8"/>}</text:p>
      <text:p text:style-name="Normal"><text:s text:c="8"/>else if(p[i]==c){</text:p>
      <text:p text:style-name="Normal"><text:s text:c="12"/>continue;</text:p>
      <text:p text:style-name="Normal"><text:s text:c="8"/>}</text:p>
      <text:p text:style-name="Normal"><text:s text:c="8"/>else{</text:p>
      <text:p text:style-name="Normal"><text:s text:c="12"/>pf++;</text:p>
      <text:p text:style-name="Normal"><text:s text:c="12"/>if(pf%3==1){</text:p>
      <text:p text:style-name="Normal"><text:s text:c="16"/>a=p[i];</text:p>
      <text:p text:style-name="Normal"><text:s text:c="12"/>}</text:p>
      <text:p text:style-name="Normal"><text:s text:c="12"/>else if(pf%3==2){</text:p>
      <text:p text:style-name="Normal"><text:s text:c="16"/>b=p[i];</text:p>
      <text:p text:style-name="Normal"><text:s text:c="12"/>}</text:p>
      <text:p text:style-name="Normal"><text:s text:c="12"/>else{</text:p>
      <text:p text:style-name="Normal"><text:s text:c="16"/>c=p[i];</text:p>
      <text:p text:style-name="Normal"><text:s text:c="12"/>}</text:p>
      <text:p text:style-name="Normal"><text:s text:c="8"/>}</text:p>
      <text:p text:style-name="Normal"><text:s text:c="8"/>cout&lt;&lt;a&lt;&lt;" <text:s/>"&lt;&lt;b&lt;&lt;" <text:s/>"&lt;&lt;c&lt;&lt;endl;</text:p>
      <text:p text:style-name="Normal"><text:s text:c="4"/>}</text:p>
      <text:p text:style-name="Normal"><text:s text:c="4"/>cout&lt;&lt;"No of Page fault: "&lt;&lt;pf;</text:p>
      <text:p text:style-name="Normal">}</text:p>
      <text:p text:style-name="Normal"/>
      <text:p text:style-name="Normal">//SYSTEM CALL</text:p>
      <text:p text:style-name="Normal">#include &lt;stdio.h&gt;<text:s/></text:p>
      <text:p text:style-name="Normal">#include &lt;sys/stat.h&gt;<text:s/></text:p>
      <text:p text:style-name="Normal">#include &lt;stdlib.h&gt;<text:s/></text:p>
      <text:p text:style-name="Normal">int main()<text:s/></text:p>
      <text:p text:style-name="Normal">{<text:s/></text:p>
      <text:soft-page-break/>
      <text:p text:style-name="Normal">struct stat s;<text:s/></text:p>
      <text:p text:style-name="Normal">int a; int b;<text:s/></text:p>
      <text:p text:style-name="Normal">if(stat("suba",&amp;s)==(-1))<text:s/></text:p>
      <text:p text:style-name="Normal">{<text:s/></text:p>
      <text:p text:style-name="Normal">perror("Error: cannot stat file");<text:s/></text:p>
      <text:p text:style-name="Normal">exit(0);<text:s/></text:p>
      <text:p text:style-name="Normal">}<text:s/></text:p>
      <text:p text:style-name="Normal">a=s.st_blksize;<text:s/></text:p>
      <text:p text:style-name="Normal">b=s.st_size;<text:s/></text:p>
      <text:p text:style-name="Normal">printf("ALLOCATED SIZE OF THE FILE :%d\nActual size of the file :%d\n",a,b);<text:s/></text:p>
      <text:p text:style-name="Normal">return 0;<text:s/></text:p>
      <text:p text:style-name="Normal">}</text:p>
      <text:p text:style-name="Normal"/>
      <text:p text:style-name="Normal">PROCESS SYSTEM CALLS</text:p>
      <text:p text:style-name="Normal">#include&lt;stdio.h&gt;<text:s/></text:p>
      <text:p text:style-name="Normal">#include&lt;unistd.h&gt;<text:s/></text:p>
      <text:p text:style-name="Normal">#include&lt;stdlib.h&gt;<text:s/></text:p>
      <text:p text:style-name="Normal">void main()<text:s/></text:p>
      <text:p text:style-name="Normal">{<text:s/></text:p>
      <text:p text:style-name="Normal">int pid;<text:s/></text:p>
      <text:p text:style-name="Normal">pid=fork();<text:s/></text:p>
      <text:p text:style-name="Normal">if (pid &lt; 0)<text:s/></text:p>
      <text:p text:style-name="Normal">{<text:s/></text:p>
      <text:p text:style-name="Normal">printf("The fork cannot be created");<text:s/></text:p>
      <text:p text:style-name="Normal">exit(0);<text:s/></text:p>
      <text:p text:style-name="Normal">}<text:s/></text:p>
      <text:p text:style-name="Normal">else<text:s/></text:p>
      <text:p text:style-name="Normal">if (pid==0)<text:s/></text:p>
      <text:p text:style-name="Normal">{<text:s/></text:p>
      <text:p text:style-name="Normal">execlp("/home/ls","ls",NULL);<text:s/></text:p>
      <text:p text:style-name="Normal">printf("\n The process id of the child: %d", getpid());<text:s/></text:p>
      <text:soft-page-break/>
      <text:p text:style-name="Normal">printf("\n The process id of the parent: %d", getppid());<text:s/></text:p>
      <text:p text:style-name="Normal">}<text:s/></text:p>
      <text:p text:style-name="Normal">else{<text:s/></text:p>
      <text:p text:style-name="Normal">printf("\n The process id of the parent: %d", getpid());<text:s/></text:p>
      <text:p text:style-name="Normal"><text:s/></text:p>
      <text:p text:style-name="Normal">printf("\n The process id of the grandparent: %d", getppid());<text:s/></text:p>
      <text:p text:style-name="Normal">}</text:p>
      <text:p text:style-name="Normal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abitha Ramasamy</meta:initial-creator>
    <dc:creator>Sabitha Ramasamy</dc:creator>
    <meta:creation-date>2024-06-08T02:26:00Z</meta:creation-date>
    <dc:date>2024-06-08T02:27:00Z</dc:date>
    <meta:template xlink:href="Normal" xlink:type="simple"/>
    <meta:editing-cycles>2</meta:editing-cycles>
    <meta:editing-duration>PT60S</meta:editing-duration>
    <meta:document-statistic meta:page-count="45" meta:paragraph-count="71" meta:word-count="5350" meta:character-count="35776" meta:row-count="254" meta:non-whitespace-character-count="30497"/>
  </office:meta>
</office:document-meta>
</file>